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26150" table:style-name="ce6">
            <text:p>26.150</text:p>
          </table:table-cell>
          <table:table-cell office:value-type="float" office:value="2851540" table:style-name="ce7">
            <text:p>2.851.540</text:p>
          </table:table-cell>
          <table:table-cell office:value-type="float" office:value="2644818" table:style-name="ce7">
            <text:p>2.644.818</text:p>
          </table:table-cell>
          <table:table-cell office:value-type="percentage" office:value="0.92750513757478414" table:style-name="ce8">
            <text:p>92,8%</text:p>
          </table:table-cell>
          <table:table-cell office:value-type="float" office:value="1902321" table:style-name="ce6">
            <text:p>1.902.321</text:p>
          </table:table-cell>
          <table:table-cell office:value-type="float" office:value="742497" table:style-name="ce6">
            <text:p>742.497</text:p>
          </table:table-cell>
          <table:table-cell office:value-type="date" office:date-value="2021-04-27T00:00:00" table:style-name="ce9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4100" table:style-name="ce12">
            <text:p>4.100</text:p>
          </table:table-cell>
          <table:table-cell office:value-type="float" office:value="554535" table:style-name="ce13">
            <text:p>554.535</text:p>
          </table:table-cell>
          <table:table-cell office:value-type="float" office:value="479427" table:style-name="ce13">
            <text:p>479.427</text:p>
          </table:table-cell>
          <table:table-cell office:value-type="percentage" office:value="0.86455679082474501" table:style-name="ce14">
            <text:p>86,5%</text:p>
          </table:table-cell>
          <table:table-cell office:value-type="float" office:value="351468" table:style-name="ce12">
            <text:p>351.468</text:p>
          </table:table-cell>
          <table:table-cell office:value-type="float" office:value="132039" table:style-name="ce12">
            <text:p>132.039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3150" table:style-name="ce12">
            <text:p>3.150</text:p>
          </table:table-cell>
          <table:table-cell office:value-type="float" office:value="504315" table:style-name="ce13">
            <text:p>504.315</text:p>
          </table:table-cell>
          <table:table-cell office:value-type="float" office:value="448307" table:style-name="ce13">
            <text:p>448.307</text:p>
          </table:table-cell>
          <table:table-cell office:value-type="percentage" office:value="0.88894242685623071" table:style-name="ce14">
            <text:p>88,9%</text:p>
          </table:table-cell>
          <table:table-cell office:value-type="float" office:value="314147" table:style-name="ce12">
            <text:p>314.147</text:p>
          </table:table-cell>
          <table:table-cell office:value-type="float" office:value="136430" table:style-name="ce12">
            <text:p>136.430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07450" table:style-name="ce12">
            <text:p>207.45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3600" table:style-name="ce12">
            <text:p>3.600</text:p>
          </table:table-cell>
          <table:table-cell office:value-type="float" office:value="331450" table:style-name="ce13">
            <text:p>331.450</text:p>
          </table:table-cell>
          <table:table-cell office:value-type="float" office:value="302778" table:style-name="ce13">
            <text:p>302.778</text:p>
          </table:table-cell>
          <table:table-cell office:value-type="percentage" office:value="0.91349524815205918" table:style-name="ce14">
            <text:p>91,3%</text:p>
          </table:table-cell>
          <table:table-cell office:value-type="float" office:value="229366" table:style-name="ce12">
            <text:p>229.366</text:p>
          </table:table-cell>
          <table:table-cell office:value-type="float" office:value="77115" table:style-name="ce12">
            <text:p>77.115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641900" table:style-name="ce13">
            <text:p>641.900</text:p>
          </table:table-cell>
          <table:table-cell office:value-type="float" office:value="582470" table:style-name="ce13">
            <text:p>582.470</text:p>
          </table:table-cell>
          <table:table-cell office:value-type="percentage" office:value="0.90741548527808069" table:style-name="ce14">
            <text:p>90,7%</text:p>
          </table:table-cell>
          <table:table-cell office:value-type="float" office:value="437310" table:style-name="ce12">
            <text:p>437.310</text:p>
          </table:table-cell>
          <table:table-cell office:value-type="float" office:value="151029" table:style-name="ce12">
            <text:p>151.029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1800" table:style-name="ce12">
            <text:p>1.800</text:p>
          </table:table-cell>
          <table:table-cell office:value-type="float" office:value="246535" table:style-name="ce13">
            <text:p>246.535</text:p>
          </table:table-cell>
          <table:table-cell office:value-type="float" office:value="210225" table:style-name="ce13">
            <text:p>210.225</text:p>
          </table:table-cell>
          <table:table-cell office:value-type="percentage" office:value="0.85271868091751679" table:style-name="ce14">
            <text:p>85,3%</text:p>
          </table:table-cell>
          <table:table-cell office:value-type="float" office:value="148241" table:style-name="ce12">
            <text:p>148.241</text:p>
          </table:table-cell>
          <table:table-cell office:value-type="float" office:value="62091" table:style-name="ce12">
            <text:p>62.091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7400" table:style-name="ce12">
            <text:p>7.400</text:p>
          </table:table-cell>
          <table:table-cell office:value-type="float" office:value="1187815" table:style-name="ce13">
            <text:p>1.187.815</text:p>
          </table:table-cell>
          <table:table-cell office:value-type="float" office:value="998713" table:style-name="ce13">
            <text:p>998.713</text:p>
          </table:table-cell>
          <table:table-cell office:value-type="percentage" office:value="0.84079844083464172" table:style-name="ce14">
            <text:p>84,1%</text:p>
          </table:table-cell>
          <table:table-cell office:value-type="float" office:value="708470" table:style-name="ce12">
            <text:p>708.470</text:p>
          </table:table-cell>
          <table:table-cell office:value-type="float" office:value="292803" table:style-name="ce12">
            <text:p>292.803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6300" table:style-name="ce12">
            <text:p>6.300</text:p>
          </table:table-cell>
          <table:table-cell office:value-type="float" office:value="792105" table:style-name="ce13">
            <text:p>792.105</text:p>
          </table:table-cell>
          <table:table-cell office:value-type="float" office:value="674163" table:style-name="ce13">
            <text:p>674.163</text:p>
          </table:table-cell>
          <table:table-cell office:value-type="percentage" office:value="0.85110307345617053" table:style-name="ce14">
            <text:p>85,1%</text:p>
          </table:table-cell>
          <table:table-cell office:value-type="float" office:value="480201" table:style-name="ce12">
            <text:p>480.201</text:p>
          </table:table-cell>
          <table:table-cell office:value-type="float" office:value="196348" table:style-name="ce12">
            <text:p>196.348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24000" table:style-name="ce12">
            <text:p>24.000</text:p>
          </table:table-cell>
          <table:table-cell office:value-type="float" office:value="2778630" table:style-name="ce13">
            <text:p>2.778.630</text:p>
          </table:table-cell>
          <table:table-cell office:value-type="float" office:value="2427932" table:style-name="ce13">
            <text:p>2.427.932</text:p>
          </table:table-cell>
          <table:table-cell office:value-type="percentage" office:value="0.87378744201279046" table:style-name="ce14">
            <text:p>87,4%</text:p>
          </table:table-cell>
          <table:table-cell office:value-type="float" office:value="1772389" table:style-name="ce12">
            <text:p>1.772.389</text:p>
          </table:table-cell>
          <table:table-cell office:value-type="float" office:value="665118" table:style-name="ce12">
            <text:p>665.118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15600" table:style-name="ce12">
            <text:p>15.600</text:p>
          </table:table-cell>
          <table:table-cell office:value-type="float" office:value="1703460" table:style-name="ce13">
            <text:p>1.703.460</text:p>
          </table:table-cell>
          <table:table-cell office:value-type="float" office:value="1568215" table:style-name="ce13">
            <text:p>1.568.215</text:p>
          </table:table-cell>
          <table:table-cell office:value-type="percentage" office:value="0.92060570838176414" table:style-name="ce14">
            <text:p>92,1%</text:p>
          </table:table-cell>
          <table:table-cell office:value-type="float" office:value="1165727" table:style-name="ce12">
            <text:p>1.165.727</text:p>
          </table:table-cell>
          <table:table-cell office:value-type="float" office:value="409245" table:style-name="ce12">
            <text:p>409.245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3300" table:style-name="ce12">
            <text:p>3.300</text:p>
          </table:table-cell>
          <table:table-cell office:value-type="float" office:value="450515" table:style-name="ce13">
            <text:p>450.515</text:p>
          </table:table-cell>
          <table:table-cell office:value-type="float" office:value="412129" table:style-name="ce13">
            <text:p>412.129</text:p>
          </table:table-cell>
          <table:table-cell office:value-type="percentage" office:value="0.91479528983496661" table:style-name="ce14">
            <text:p>91,5%</text:p>
          </table:table-cell>
          <table:table-cell office:value-type="float" office:value="289608" table:style-name="ce12">
            <text:p>289.608</text:p>
          </table:table-cell>
          <table:table-cell office:value-type="float" office:value="123042" table:style-name="ce12">
            <text:p>123.042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8350" table:style-name="ce12">
            <text:p>8.350</text:p>
          </table:table-cell>
          <table:table-cell office:value-type="float" office:value="1222525" table:style-name="ce13">
            <text:p>1.222.525</text:p>
          </table:table-cell>
          <table:table-cell office:value-type="float" office:value="1037612" table:style-name="ce13">
            <text:p>1.037.612</text:p>
          </table:table-cell>
          <table:table-cell office:value-type="percentage" office:value="0.8487450154393571" table:style-name="ce14">
            <text:p>84,9%</text:p>
          </table:table-cell>
          <table:table-cell office:value-type="float" office:value="768589" table:style-name="ce12">
            <text:p>768.589</text:p>
          </table:table-cell>
          <table:table-cell office:value-type="float" office:value="272717" table:style-name="ce12">
            <text:p>272.717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000" table:style-name="ce12">
            <text:p>1.000</text:p>
          </table:table-cell>
          <table:table-cell office:value-type="float" office:value="130195" table:style-name="ce13">
            <text:p>130.195</text:p>
          </table:table-cell>
          <table:table-cell office:value-type="float" office:value="116708" table:style-name="ce13">
            <text:p>116.708</text:p>
          </table:table-cell>
          <table:table-cell office:value-type="percentage" office:value="0.89640923230538805" table:style-name="ce14">
            <text:p>89,6%</text:p>
          </table:table-cell>
          <table:table-cell office:value-type="float" office:value="87920" table:style-name="ce12">
            <text:p>87.920</text:p>
          </table:table-cell>
          <table:table-cell office:value-type="float" office:value="28841" table:style-name="ce12">
            <text:p>28.841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20900" table:style-name="ce12">
            <text:p>20.900</text:p>
          </table:table-cell>
          <table:table-cell office:value-type="float" office:value="2301245" table:style-name="ce13">
            <text:p>2.301.245</text:p>
          </table:table-cell>
          <table:table-cell office:value-type="float" office:value="1999768" table:style-name="ce13">
            <text:p>1.999.768</text:p>
          </table:table-cell>
          <table:table-cell office:value-type="percentage" office:value="0.86899395761859344" table:style-name="ce14">
            <text:p>86,9%</text:p>
          </table:table-cell>
          <table:table-cell office:value-type="float" office:value="1510730" table:style-name="ce12">
            <text:p>1.510.730</text:p>
          </table:table-cell>
          <table:table-cell office:value-type="float" office:value="489179" table:style-name="ce12">
            <text:p>489.179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4650" table:style-name="ce12">
            <text:p>4.650</text:p>
          </table:table-cell>
          <table:table-cell office:value-type="float" office:value="501995" table:style-name="ce13">
            <text:p>501.995</text:p>
          </table:table-cell>
          <table:table-cell office:value-type="float" office:value="419948" table:style-name="ce13">
            <text:p>419.948</text:p>
          </table:table-cell>
          <table:table-cell office:value-type="percentage" office:value="0.83655813304913396" table:style-name="ce14">
            <text:p>83,7%</text:p>
          </table:table-cell>
          <table:table-cell office:value-type="float" office:value="303997" table:style-name="ce12">
            <text:p>303.997</text:p>
          </table:table-cell>
          <table:table-cell office:value-type="float" office:value="115951" table:style-name="ce12">
            <text:p>115.951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2050" table:style-name="ce12">
            <text:p>2.050</text:p>
          </table:table-cell>
          <table:table-cell office:value-type="float" office:value="251045" table:style-name="ce13">
            <text:p>251.045</text:p>
          </table:table-cell>
          <table:table-cell office:value-type="float" office:value="226649" table:style-name="ce13">
            <text:p>226.649</text:p>
          </table:table-cell>
          <table:table-cell office:value-type="percentage" office:value="0.90282220319066298" table:style-name="ce14">
            <text:p>90,3%</text:p>
          </table:table-cell>
          <table:table-cell office:value-type="float" office:value="162480" table:style-name="ce12">
            <text:p>162.480</text:p>
          </table:table-cell>
          <table:table-cell office:value-type="float" office:value="65990" table:style-name="ce12">
            <text:p>65.990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6850" table:style-name="ce12">
            <text:p>6.850</text:p>
          </table:table-cell>
          <table:table-cell office:value-type="float" office:value="887180" table:style-name="ce13">
            <text:p>887.180</text:p>
          </table:table-cell>
          <table:table-cell office:value-type="float" office:value="717025" table:style-name="ce13">
            <text:p>717.025</text:p>
          </table:table-cell>
          <table:table-cell office:value-type="percentage" office:value="0.80820690277057639" table:style-name="ce14">
            <text:p>80,8%</text:p>
          </table:table-cell>
          <table:table-cell office:value-type="float" office:value="533847" table:style-name="ce12">
            <text:p>533.847</text:p>
          </table:table-cell>
          <table:table-cell office:value-type="float" office:value="189332" table:style-name="ce12">
            <text:p>189.332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600" table:style-name="ce12">
            <text:p>1.6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360" table:style-name="ce13">
            <text:p>21.360</text:p>
          </table:table-cell>
          <table:table-cell office:value-type="float" office:value="20374" table:style-name="ce13">
            <text:p>20.374</text:p>
          </table:table-cell>
          <table:table-cell office:value-type="percentage" office:value="0.95383895131086138" table:style-name="ce14">
            <text:p>95,4%</text:p>
          </table:table-cell>
          <table:table-cell office:value-type="float" office:value="14944" table:style-name="ce12">
            <text:p>14.944</text:p>
          </table:table-cell>
          <table:table-cell office:value-type="float" office:value="5554" table:style-name="ce12">
            <text:p>5.554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500" table:style-name="ce12">
            <text:p>1.5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260" table:style-name="ce13">
            <text:p>21.260</text:p>
          </table:table-cell>
          <table:table-cell office:value-type="float" office:value="19766" table:style-name="ce13">
            <text:p>19.766</text:p>
          </table:table-cell>
          <table:table-cell office:value-type="percentage" office:value="0.92972718720602066" table:style-name="ce14">
            <text:p>93,0%</text:p>
          </table:table-cell>
          <table:table-cell office:value-type="float" office:value="14434" table:style-name="ce12">
            <text:p>14.434</text:p>
          </table:table-cell>
          <table:table-cell office:value-type="float" office:value="5584" table:style-name="ce12">
            <text:p>5.584</text:p>
          </table:table-cell>
          <table:table-cell office:value-type="date" office:date-value="2021-04-27T00:00:00" table:style-name="ce16">
            <text:p>27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0835" table:style-name="ce17">
            <text:p>70.835</text:p>
          </table:table-cell>
          <table:table-cell office:value-type="percentage" office:value="0.82751168224299065" table:style-name="ce14">
            <text:p>82,8%</text:p>
          </table:table-cell>
          <table:table-cell office:value-type="float" office:value="64982" table:style-name="ce12">
            <text:p>64.982</text:p>
          </table:table-cell>
          <table:table-cell office:value-type="float" office:value="5853" table:style-name="ce12">
            <text:p>5.853</text:p>
          </table:table-cell>
          <table:table-cell office:value-type="date" office:date-value="2021-04-26T00:00:00" table:style-name="ce16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49405" table:style-name="ce19">
            <text:p>11.949.405</text:p>
          </table:table-cell>
          <table:table-cell office:value-type="float" office:value="1553900" table:style-name="ce20">
            <text:p>1.553.900</text:p>
          </table:table-cell>
          <table:table-cell office:value-type="float" office:value="3815500" table:style-name="ce21">
            <text:p>3.815.500</text:p>
          </table:table-cell>
          <table:table-cell office:value-type="float" office:value="146400" table:style-name="ce22">
            <text:p>146.400</text:p>
          </table:table-cell>
          <table:table-cell office:value-type="float" office:value="17465205" table:style-name="ce23">
            <text:p>17.465.205</text:p>
          </table:table-cell>
          <table:table-cell office:value-type="float" office:value="15377862" table:style-name="ce23">
            <text:p>15.377.862</text:p>
          </table:table-cell>
          <table:table-cell office:value-type="percentage" office:value="0.88048562842520317" table:style-name="ce24">
            <text:p>88,0%</text:p>
          </table:table-cell>
          <table:table-cell office:value-type="float" office:value="11261171" table:style-name="ce23">
            <text:p>11.261.171</text:p>
          </table:table-cell>
          <table:table-cell office:value-type="float" office:value="4166758" table:style-name="ce23">
            <text:p>4.166.758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97" table:style-name="ce6">
            <text:p>41.697</text:p>
          </table:table-cell>
          <table:table-cell office:value-type="float" office:value="39935" table:style-name="ce6">
            <text:p>39.935</text:p>
          </table:table-cell>
          <table:table-cell office:value-type="percentage" office:value="1.0010323138234023" table:style-name="ce27">
            <text:p>100,1%</text:p>
          </table:table-cell>
          <table:table-cell office:value-type="percentage" office:value="0.95873145436212603" table:style-name="ce27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8">
            <text:p>18.387</text:p>
          </table:table-cell>
          <table:table-cell office:value-type="float" office:value="17613" table:style-name="ce28">
            <text:p>17.613</text:p>
          </table:table-cell>
          <table:table-cell office:value-type="percentage" office:value="0.99929347826086956" table:style-name="ce29">
            <text:p>99,9%</text:p>
          </table:table-cell>
          <table:table-cell office:value-type="percentage" office:value="0.95722826086956525" table:style-name="ce29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8">
            <text:p>5.432</text:p>
          </table:table-cell>
          <table:table-cell office:value-type="float" office:value="5188" table:style-name="ce28">
            <text:p>5.188</text:p>
          </table:table-cell>
          <table:table-cell office:value-type="percentage" office:value="0.98835516739446871" table:style-name="ce29">
            <text:p>98,8%</text:p>
          </table:table-cell>
          <table:table-cell office:value-type="percentage" office:value="0.94395924308588064" table:style-name="ce29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8">
            <text:p>10.739</text:p>
          </table:table-cell>
          <table:table-cell office:value-type="float" office:value="9689" table:style-name="ce28">
            <text:p>9.689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0222553310364095" table:style-name="ce29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8">
            <text:p>7.163</text:p>
          </table:table-cell>
          <table:table-cell office:value-type="float" office:value="6917" table:style-name="ce28">
            <text:p>6.917</text:p>
          </table:table-cell>
          <table:table-cell office:value-type="percentage" office:value="0.95890227576974563" table:style-name="ce29">
            <text:p>95,9%</text:p>
          </table:table-cell>
          <table:table-cell office:value-type="percentage" office:value="0.92597054886211516" table:style-name="ce29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500" table:style-name="ce12">
            <text:p>46.500</text:p>
          </table:table-cell>
          <table:table-cell office:value-type="float" office:value="46199" table:style-name="ce28">
            <text:p>46.199</text:p>
          </table:table-cell>
          <table:table-cell office:value-type="float" office:value="44600" table:style-name="ce28">
            <text:p>44.600</text:p>
          </table:table-cell>
          <table:table-cell office:value-type="percentage" office:value="0.99352688172043013" table:style-name="ce29">
            <text:p>99,4%</text:p>
          </table:table-cell>
          <table:table-cell office:value-type="percentage" office:value="0.95913978494623653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37" table:style-name="ce28">
            <text:p>24.837</text:p>
          </table:table-cell>
          <table:table-cell office:value-type="float" office:value="23505" table:style-name="ce28">
            <text:p>23.505</text:p>
          </table:table-cell>
          <table:table-cell office:value-type="percentage" office:value="0.97148556676836428" table:style-name="ce29">
            <text:p>97,1%</text:p>
          </table:table-cell>
          <table:table-cell office:value-type="percentage" office:value="0.91938512086364699" table:style-name="ce29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8">
            <text:p>77.817</text:p>
          </table:table-cell>
          <table:table-cell office:value-type="float" office:value="64772" table:style-name="ce28">
            <text:p>64.772</text:p>
          </table:table-cell>
          <table:table-cell office:value-type="percentage" office:value="0.99958894783491115" table:style-name="ce29">
            <text:p>100,0%</text:p>
          </table:table-cell>
          <table:table-cell office:value-type="percentage" office:value="0.83202096366041955" table:style-name="ce29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8">
            <text:p>29.821</text:p>
          </table:table-cell>
          <table:table-cell office:value-type="float" office:value="27794" table:style-name="ce28">
            <text:p>27.794</text:p>
          </table:table-cell>
          <table:table-cell office:value-type="percentage" office:value="0.99759140936005086" table:style-name="ce29">
            <text:p>99,8%</text:p>
          </table:table-cell>
          <table:table-cell office:value-type="percentage" office:value="0.92978289231592681" table:style-name="ce29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8">
            <text:p>14.634</text:p>
          </table:table-cell>
          <table:table-cell office:value-type="float" office:value="14140" table:style-name="ce28">
            <text:p>14.140</text:p>
          </table:table-cell>
          <table:table-cell office:value-type="percentage" office:value="0.96111913831603835" table:style-name="ce29">
            <text:p>96,1%</text:p>
          </table:table-cell>
          <table:table-cell office:value-type="percentage" office:value="0.92867463549192175" table:style-name="ce29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8">
            <text:p>23.394</text:p>
          </table:table-cell>
          <table:table-cell office:value-type="float" office:value="22602" table:style-name="ce28">
            <text:p>22.602</text:p>
          </table:table-cell>
          <table:table-cell office:value-type="percentage" office:value="0.98294117647058821" table:style-name="ce29">
            <text:p>98,3%</text:p>
          </table:table-cell>
          <table:table-cell office:value-type="percentage" office:value="0.94966386554621851" table:style-name="ce29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62" table:style-name="ce28">
            <text:p>3.362</text:p>
          </table:table-cell>
          <table:table-cell office:value-type="float" office:value="3242" table:style-name="ce28">
            <text:p>3.242</text:p>
          </table:table-cell>
          <table:table-cell office:value-type="percentage" office:value="0.991740412979351" table:style-name="ce29">
            <text:p>99,2%</text:p>
          </table:table-cell>
          <table:table-cell office:value-type="percentage" office:value="0.95634218289085549" table:style-name="ce29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781" table:style-name="ce12">
            <text:p>51.781</text:p>
          </table:table-cell>
          <table:table-cell office:value-type="float" office:value="51781" table:style-name="ce28">
            <text:p>51.781</text:p>
          </table:table-cell>
          <table:table-cell office:value-type="float" office:value="48840" table:style-name="ce28">
            <text:p>48.840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4320310538614549" table:style-name="ce29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8">
            <text:p>11.307</text:p>
          </table:table-cell>
          <table:table-cell office:value-type="float" office:value="10836" table:style-name="ce28">
            <text:p>10.836</text:p>
          </table:table-cell>
          <table:table-cell office:value-type="percentage" office:value="0.95136726966764829" table:style-name="ce29">
            <text:p>95,1%</text:p>
          </table:table-cell>
          <table:table-cell office:value-type="percentage" office:value="0.91173748422381151" table:style-name="ce29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8">
            <text:p>8.106</text:p>
          </table:table-cell>
          <table:table-cell office:value-type="float" office:value="7935" table:style-name="ce28">
            <text:p>7.935</text:p>
          </table:table-cell>
          <table:table-cell office:value-type="percentage" office:value="0.97159295217547648" table:style-name="ce29">
            <text:p>97,2%</text:p>
          </table:table-cell>
          <table:table-cell office:value-type="percentage" office:value="0.95109672779575694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8">
            <text:p>23.898</text:p>
          </table:table-cell>
          <table:table-cell office:value-type="float" office:value="20636" table:style-name="ce28">
            <text:p>20.636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6350322202694785" table:style-name="ce29">
            <text:p>8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92" table:style-name="ce28">
            <text:p>192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6969696969696972" table:style-name="ce29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8">
            <text:p>318</text:p>
          </table:table-cell>
          <table:table-cell office:value-type="float" office:value="298" table:style-name="ce28">
            <text:p>298</text:p>
          </table:table-cell>
          <table:table-cell office:value-type="percentage" office:value="0.97846153846153849" table:style-name="ce29">
            <text:p>97,8%</text:p>
          </table:table-cell>
          <table:table-cell office:value-type="percentage" office:value="0.91692307692307695" table:style-name="ce29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4361" table:style-name="ce23">
            <text:p>414.361</text:p>
          </table:table-cell>
          <table:table-cell office:value-type="float" office:value="410842" table:style-name="ce23">
            <text:p>410.842</text:p>
          </table:table-cell>
          <table:table-cell office:value-type="float" office:value="379902" table:style-name="ce23">
            <text:p>379.902</text:p>
          </table:table-cell>
          <table:table-cell office:value-type="percentage" office:value="0.99150740537840187" table:style-name="ce24">
            <text:p>99,2%</text:p>
          </table:table-cell>
          <table:table-cell office:value-type="percentage" office:value="0.91683821595179082" table:style-name="ce24">
            <text:p>91,7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6">
          <table:table-cell table:style-name="ce25"/>
          <table:table-cell office:value-type="string" table:style-name="ce38">
            <text:p>Población a vacunar mayor de 60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384616" table:style-name="ce6">
            <text:p>1.384.616</text:p>
          </table:table-cell>
          <table:table-cell office:value-type="percentage" office:value="0.69928547042388955" table:style-name="ce27">
            <text:p>69,9%</text:p>
          </table:table-cell>
          <table:table-cell office:value-type="float" office:value="516192" table:style-name="ce6">
            <text:p>516.192</text:p>
          </table:table-cell>
          <table:table-cell office:value-type="percentage" office:value="0.26069723703109626" table:style-name="ce27">
            <text:p>26,1%</text:p>
          </table:table-cell>
          <table:table-cell office:value-type="date" office:date-value="2021-04-27T00:00:00" table:style-name="ce9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266408" table:style-name="ce28">
            <text:p>266.408</text:p>
          </table:table-cell>
          <table:table-cell office:value-type="percentage" office:value="0.7120752467731718" table:style-name="ce29">
            <text:p>71,2%</text:p>
          </table:table-cell>
          <table:table-cell office:value-type="float" office:value="94174" table:style-name="ce28">
            <text:p>94.174</text:p>
          </table:table-cell>
          <table:table-cell office:value-type="percentage" office:value="0.25171531744398323" table:style-name="ce29">
            <text:p>25,2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45423" table:style-name="ce28">
            <text:p>245.423</text:p>
          </table:table-cell>
          <table:table-cell office:value-type="percentage" office:value="0.70782777228193938" table:style-name="ce29">
            <text:p>70,8%</text:p>
          </table:table-cell>
          <table:table-cell office:value-type="float" office:value="97111" table:style-name="ce28">
            <text:p>97.111</text:p>
          </table:table-cell>
          <table:table-cell office:value-type="percentage" office:value="0.28007914007273732" table:style-name="ce29">
            <text:p>28,0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61268" table:style-name="ce28">
            <text:p>161.268</text:p>
          </table:table-cell>
          <table:table-cell office:value-type="percentage" office:value="0.65214384788648105" table:style-name="ce29">
            <text:p>65,2%</text:p>
          </table:table-cell>
          <table:table-cell office:value-type="float" office:value="49768" table:style-name="ce28">
            <text:p>49.768</text:p>
          </table:table-cell>
          <table:table-cell office:value-type="percentage" office:value="0.20125440274334888" table:style-name="ce29">
            <text:p>20,1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32277" table:style-name="ce28">
            <text:p>332.277</text:p>
          </table:table-cell>
          <table:table-cell office:value-type="percentage" office:value="0.69244715635217846" table:style-name="ce29">
            <text:p>69,2%</text:p>
          </table:table-cell>
          <table:table-cell office:value-type="float" office:value="95175" table:style-name="ce28">
            <text:p>95.175</text:p>
          </table:table-cell>
          <table:table-cell office:value-type="percentage" office:value="0.19833951223171806" table:style-name="ce29">
            <text:p>19,8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11786" table:style-name="ce28">
            <text:p>111.786</text:p>
          </table:table-cell>
          <table:table-cell office:value-type="percentage" office:value="0.65199209112701439" table:style-name="ce29">
            <text:p>65,2%</text:p>
          </table:table-cell>
          <table:table-cell office:value-type="float" office:value="44230" table:style-name="ce28">
            <text:p>44.230</text:p>
          </table:table-cell>
          <table:table-cell office:value-type="percentage" office:value="0.2579715723842686" table:style-name="ce29">
            <text:p>25,8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553420" table:style-name="ce28">
            <text:p>553.420</text:p>
          </table:table-cell>
          <table:table-cell office:value-type="percentage" office:value="0.70262885930410013" table:style-name="ce29">
            <text:p>70,3%</text:p>
          </table:table-cell>
          <table:table-cell office:value-type="float" office:value="215670" table:style-name="ce28">
            <text:p>215.670</text:p>
          </table:table-cell>
          <table:table-cell office:value-type="percentage" office:value="0.27381729262786902" table:style-name="ce29">
            <text:p>27,4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350460" table:style-name="ce28">
            <text:p>350.460</text:p>
          </table:table-cell>
          <table:table-cell office:value-type="percentage" office:value="0.68350564322199014" table:style-name="ce29">
            <text:p>68,4%</text:p>
          </table:table-cell>
          <table:table-cell office:value-type="float" office:value="133572" table:style-name="ce28">
            <text:p>133.572</text:p>
          </table:table-cell>
          <table:table-cell office:value-type="percentage" office:value="0.26050680755706118" table:style-name="ce29">
            <text:p>26,1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291900" table:style-name="ce28">
            <text:p>1.291.900</text:p>
          </table:table-cell>
          <table:table-cell office:value-type="percentage" office:value="0.67283935185763866" table:style-name="ce29">
            <text:p>67,3%</text:p>
          </table:table-cell>
          <table:table-cell office:value-type="float" office:value="440524" table:style-name="ce28">
            <text:p>440.524</text:p>
          </table:table-cell>
          <table:table-cell office:value-type="percentage" office:value="0.22943097967159565" table:style-name="ce29">
            <text:p>22,9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50359" table:style-name="ce28">
            <text:p>850.359</text:p>
          </table:table-cell>
          <table:table-cell office:value-type="percentage" office:value="0.65658652743643253" table:style-name="ce29">
            <text:p>65,7%</text:p>
          </table:table-cell>
          <table:table-cell office:value-type="float" office:value="298972" table:style-name="ce28">
            <text:p>298.972</text:p>
          </table:table-cell>
          <table:table-cell office:value-type="percentage" office:value="0.23084483998020261" table:style-name="ce29">
            <text:p>23,1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19938" table:style-name="ce28">
            <text:p>219.938</text:p>
          </table:table-cell>
          <table:table-cell office:value-type="percentage" office:value="0.75018589389381196" table:style-name="ce29">
            <text:p>75,0%</text:p>
          </table:table-cell>
          <table:table-cell office:value-type="float" office:value="88734" table:style-name="ce28">
            <text:p>88.734</text:p>
          </table:table-cell>
          <table:table-cell office:value-type="percentage" office:value="0.3026625463029286" table:style-name="ce29">
            <text:p>30,3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599030" table:style-name="ce28">
            <text:p>599.030</text:p>
          </table:table-cell>
          <table:table-cell office:value-type="percentage" office:value="0.68775681953085621" table:style-name="ce29">
            <text:p>68,8%</text:p>
          </table:table-cell>
          <table:table-cell office:value-type="float" office:value="207099" table:style-name="ce28">
            <text:p>207.099</text:p>
          </table:table-cell>
          <table:table-cell office:value-type="percentage" office:value="0.23777398388731916" table:style-name="ce29">
            <text:p>23,8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66315" table:style-name="ce28">
            <text:p>66.315</text:p>
          </table:table-cell>
          <table:table-cell office:value-type="percentage" office:value="0.75315161839863709" table:style-name="ce29">
            <text:p>75,3%</text:p>
          </table:table-cell>
          <table:table-cell office:value-type="float" office:value="20305" table:style-name="ce28">
            <text:p>20.305</text:p>
          </table:table-cell>
          <table:table-cell office:value-type="percentage" office:value="0.2306076093128904" table:style-name="ce29">
            <text:p>23,1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092257" table:style-name="ce28">
            <text:p>1.092.257</text:p>
          </table:table-cell>
          <table:table-cell office:value-type="percentage" office:value="0.68543406257569695" table:style-name="ce29">
            <text:p>68,5%</text:p>
          </table:table-cell>
          <table:table-cell office:value-type="float" office:value="309886" table:style-name="ce28">
            <text:p>309.886</text:p>
          </table:table-cell>
          <table:table-cell office:value-type="percentage" office:value="0.19446560646013933" table:style-name="ce29">
            <text:p>19,4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12436" table:style-name="ce28">
            <text:p>212.436</text:p>
          </table:table-cell>
          <table:table-cell office:value-type="percentage" office:value="0.66473704467439976" table:style-name="ce29">
            <text:p>66,5%</text:p>
          </table:table-cell>
          <table:table-cell office:value-type="float" office:value="71501" table:style-name="ce28">
            <text:p>71.501</text:p>
          </table:table-cell>
          <table:table-cell office:value-type="percentage" office:value="0.22373497632823183" table:style-name="ce29">
            <text:p>22,4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18593" table:style-name="ce28">
            <text:p>118.593</text:p>
          </table:table-cell>
          <table:table-cell office:value-type="percentage" office:value="0.69433027716303086" table:style-name="ce29">
            <text:p>69,4%</text:p>
          </table:table-cell>
          <table:table-cell office:value-type="float" office:value="44962" table:style-name="ce28">
            <text:p>44.962</text:p>
          </table:table-cell>
          <table:table-cell office:value-type="percentage" office:value="0.26324047727778366" table:style-name="ce29">
            <text:p>26,3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375856" table:style-name="ce28">
            <text:p>375.856</text:p>
          </table:table-cell>
          <table:table-cell office:value-type="percentage" office:value="0.57721876679720496" table:style-name="ce29">
            <text:p>57,7%</text:p>
          </table:table-cell>
          <table:table-cell office:value-type="float" office:value="125443" table:style-name="ce28">
            <text:p>125.443</text:p>
          </table:table-cell>
          <table:table-cell office:value-type="percentage" office:value="0.19264839130768641" table:style-name="ce29">
            <text:p>19,3%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9210" table:style-name="ce28">
            <text:p>9.210</text:p>
          </table:table-cell>
          <table:table-cell office:value-type="percentage" office:value="0.62313937753721249" table:style-name="ce29">
            <text:p>62,3%</text:p>
          </table:table-cell>
          <table:table-cell office:value-type="float" office:value="4079" table:style-name="ce28">
            <text:p>4.079</text:p>
          </table:table-cell>
          <table:table-cell office:value-type="percentage" office:value="0.27598105548037888" table:style-name="ce29">
            <text:p>27,6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241" table:style-name="ce28">
            <text:p>9.241</text:p>
          </table:table-cell>
          <table:table-cell office:value-type="percentage" office:value="0.66367423154266014" table:style-name="ce29">
            <text:p>66,4%</text:p>
          </table:table-cell>
          <table:table-cell office:value-type="float" office:value="4091" table:style-name="ce28">
            <text:p>4.091</text:p>
          </table:table-cell>
          <table:table-cell office:value-type="percentage" office:value="0.29380925021545534" table:style-name="ce29">
            <text:p>29,4%</text:p>
          </table:table-cell>
          <table:table-cell office:value-type="date" office:date-value="2021-04-27T00:00:00" table:style-name="ce15">
            <text:p>27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0" table:style-name="ce28">
            <text:p>3.150</text:p>
          </table:table-cell>
          <table:table-cell office:value-type="string" table:style-name="ce29">
            <text:p>-</text:p>
          </table:table-cell>
          <table:table-cell office:value-type="float" office:value="551" table:style-name="ce28">
            <text:p>551</text:p>
          </table:table-cell>
          <table:table-cell office:value-type="string" table:style-name="ce29">
            <text:p>-</text:p>
          </table:table-cell>
          <table:table-cell office:value-type="date" office:date-value="2021-04-26T00:00:00" table:style-name="ce16">
            <text:p>26/04/2021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8253943" table:style-name="ce23">
            <text:p>8.253.943</text:p>
          </table:table-cell>
          <table:table-cell office:value-type="percentage" office:value="0.6803977889804308" table:style-name="ce24">
            <text:p>68,0%</text:p>
          </table:table-cell>
          <table:table-cell office:value-type="float" office:value="2862039" table:style-name="ce23">
            <text:p>2.862.039</text:p>
          </table:table-cell>
          <table:table-cell office:value-type="percentage" office:value="0.23592663622413715" table:style-name="ce24">
            <text:p>23,6%</text:p>
          </table:table-cell>
          <table:table-cell table:style-name="ce23"/>
          <table:table-cell table:number-columns-repeated="16377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23626" table:style-name="ce46">
            <text:p>423.626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1.0244488725950145" table:style-name="ce47">
            <text:p>102,4%</text:p>
          </table:table-cell>
          <table:table-cell office:value-type="float" office:value="519783" table:style-name="ce46">
            <text:p>519.783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79919770103985199" table:style-name="ce47">
            <text:p>79,9%</text:p>
          </table:table-cell>
          <table:table-cell office:value-type="float" office:value="441207" table:style-name="ce46">
            <text:p>441.207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0.48158974487718675" table:style-name="ce47">
            <text:p>48,2%</text:p>
          </table:table-cell>
          <table:table-cell office:value-type="float" office:value="151575" table:style-name="ce46">
            <text:p>151.575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0.11982014527822067" table:style-name="ce47">
            <text:p>12,0%</text:p>
          </table:table-cell>
          <table:table-cell office:value-type="float" office:value="336421" table:style-name="ce46">
            <text:p>336.421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0.11179076361550765" table:style-name="ce47">
            <text:p>11,2%</text:p>
          </table:table-cell>
          <table:table-cell office:value-type="float" office:value="29378" table:style-name="ce46">
            <text:p>29.378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4.6941260310044322E-2" table:style-name="ce47">
            <text:p>4,7%</text:p>
          </table:table-cell>
          <table:table-cell office:value-type="float" office:value="331" table:style-name="ce46">
            <text:p>331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8194710890991144E-3" table:style-name="ce47">
            <text:p>0,2%</text:p>
          </table:table-cell>
          <table:table-cell office:value-type="float" office:value="1902321" table:style-name="ce48">
            <text:p>1.902.321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26936613211751048" table:style-name="ce49">
            <text:p>26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8880" table:style-name="ce51">
            <text:p>98.880</text:p>
          </table:table-cell>
          <table:table-cell office:value-type="float" office:value="98807" table:style-name="ce51">
            <text:p>98.807</text:p>
          </table:table-cell>
          <table:table-cell office:value-type="percentage" office:value="1.000738814051636" table:style-name="ce52">
            <text:p>100,1%</text:p>
          </table:table-cell>
          <table:table-cell office:value-type="float" office:value="93354" table:style-name="ce51">
            <text:p>93.354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0.78478416207809676" table:style-name="ce52">
            <text:p>78,5%</text:p>
          </table:table-cell>
          <table:table-cell office:value-type="float" office:value="74174" table:style-name="ce51">
            <text:p>74.174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47435840042975819" table:style-name="ce52">
            <text:p>47,4%</text:p>
          </table:table-cell>
          <table:table-cell office:value-type="float" office:value="27825" table:style-name="ce51">
            <text:p>27.825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0.14034176308595522" table:style-name="ce52">
            <text:p>14,0%</text:p>
          </table:table-cell>
          <table:table-cell office:value-type="float" office:value="51354" table:style-name="ce51">
            <text:p>51.354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0.11512207369480568" table:style-name="ce52">
            <text:p>11,5%</text:p>
          </table:table-cell>
          <table:table-cell office:value-type="float" office:value="5847" table:style-name="ce51">
            <text:p>5.847</text:p>
          </table:table-cell>
          <table:table-cell office:value-type="float" office:value="89180" table:style-name="ce51">
            <text:p>89.180</text:p>
          </table:table-cell>
          <table:table-cell office:value-type="percentage" office:value="6.5564027808925771E-2" table:style-name="ce52">
            <text:p>6,6%</text:p>
          </table:table-cell>
          <table:table-cell office:value-type="float" office:value="34" table:style-name="ce51">
            <text:p>34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3542579463076555E-3" table:style-name="ce52">
            <text:p>0,1%</text:p>
          </table:table-cell>
          <table:table-cell office:value-type="float" office:value="351468" table:style-name="ce53">
            <text:p>351.468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31027469093297455" table:style-name="ce54">
            <text:p>31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6740" table:style-name="ce51">
            <text:p>86.740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8763464122241706" table:style-name="ce52">
            <text:p>98,8%</text:p>
          </table:table-cell>
          <table:table-cell office:value-type="float" office:value="84110" table:style-name="ce51">
            <text:p>84.110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76989263059616109" table:style-name="ce52">
            <text:p>77,0%</text:p>
          </table:table-cell>
          <table:table-cell office:value-type="float" office:value="74573" table:style-name="ce51">
            <text:p>74.573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0.49830941116724131" table:style-name="ce52">
            <text:p>49,8%</text:p>
          </table:table-cell>
          <table:table-cell office:value-type="float" office:value="25360" table:style-name="ce51">
            <text:p>25.360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0.15592240769774662" table:style-name="ce52">
            <text:p>15,6%</text:p>
          </table:table-cell>
          <table:table-cell office:value-type="float" office:value="39531" table:style-name="ce51">
            <text:p>39.531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0.12273087132678247" table:style-name="ce52">
            <text:p>12,3%</text:p>
          </table:table-cell>
          <table:table-cell office:value-type="float" office:value="3797" table:style-name="ce51">
            <text:p>3.797</text:p>
          </table:table-cell>
          <table:table-cell office:value-type="float" office:value="54179" table:style-name="ce51">
            <text:p>54.179</text:p>
          </table:table-cell>
          <table:table-cell office:value-type="percentage" office:value="7.0082504291330588E-2" table:style-name="ce52">
            <text:p>7,0%</text:p>
          </table:table-cell>
          <table:table-cell office:value-type="float" office:value="36" table:style-name="ce51">
            <text:p>36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3131786930540386E-3" table:style-name="ce52">
            <text:p>0,2%</text:p>
          </table:table-cell>
          <table:table-cell office:value-type="float" office:value="314147" table:style-name="ce53">
            <text:p>314.147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34858395777228146" table:style-name="ce54">
            <text:p>34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8721" table:style-name="ce51">
            <text:p>48.721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8342820233337369" table:style-name="ce52">
            <text:p>98,3%</text:p>
          </table:table-cell>
          <table:table-cell office:value-type="float" office:value="52714" table:style-name="ce51">
            <text:p>52.714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65470217099706896" table:style-name="ce52">
            <text:p>65,5%</text:p>
          </table:table-cell>
          <table:table-cell office:value-type="float" office:value="59833" table:style-name="ce51">
            <text:p>59.833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0.5103854782438092" table:style-name="ce52">
            <text:p>51,0%</text:p>
          </table:table-cell>
          <table:table-cell office:value-type="float" office:value="21130" table:style-name="ce51">
            <text:p>21.130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0.12744500805201542" table:style-name="ce52">
            <text:p>12,7%</text:p>
          </table:table-cell>
          <table:table-cell office:value-type="float" office:value="43186" table:style-name="ce51">
            <text:p>43.186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9.3062445318863748E-2" table:style-name="ce52">
            <text:p>9,3%</text:p>
          </table:table-cell>
          <table:table-cell office:value-type="float" office:value="3749" table:style-name="ce51">
            <text:p>3.749</text:p>
          </table:table-cell>
          <table:table-cell office:value-type="float" office:value="85839" table:style-name="ce51">
            <text:p>85.839</text:p>
          </table:table-cell>
          <table:table-cell office:value-type="percentage" office:value="4.3674786518948266E-2" table:style-name="ce52">
            <text:p>4,4%</text:p>
          </table:table-cell>
          <table:table-cell office:value-type="float" office:value="33" table:style-name="ce51">
            <text:p>33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4163090128755365E-3" table:style-name="ce52">
            <text:p>0,1%</text:p>
          </table:table-cell>
          <table:table-cell office:value-type="float" office:value="229366" table:style-name="ce53">
            <text:p>229.366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0.23255691340888329" table:style-name="ce54">
            <text:p>2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86146" table:style-name="ce51">
            <text:p>86.146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95467440932665459" table:style-name="ce52">
            <text:p>95,5%</text:p>
          </table:table-cell>
          <table:table-cell office:value-type="float" office:value="108237" table:style-name="ce51">
            <text:p>108.237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70042256893438859" table:style-name="ce52">
            <text:p>70,0%</text:p>
          </table:table-cell>
          <table:table-cell office:value-type="float" office:value="137894" table:style-name="ce51">
            <text:p>137.894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0.58655334932707193" table:style-name="ce52">
            <text:p>58,7%</text:p>
          </table:table-cell>
          <table:table-cell office:value-type="float" office:value="30394" table:style-name="ce51">
            <text:p>30.394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8.6713151047610348E-2" table:style-name="ce52">
            <text:p>8,7%</text:p>
          </table:table-cell>
          <table:table-cell office:value-type="float" office:value="68523" table:style-name="ce51">
            <text:p>68.523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8.2318710348613849E-2" table:style-name="ce52">
            <text:p>8,2%</text:p>
          </table:table-cell>
          <table:table-cell office:value-type="float" office:value="6063" table:style-name="ce51">
            <text:p>6.063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3.6992294034740907E-2" table:style-name="ce52">
            <text:p>3,7%</text:p>
          </table:table-cell>
          <table:table-cell office:value-type="float" office:value="53" table:style-name="ce51">
            <text:p>53</text:p>
          </table:table-cell>
          <table:table-cell office:value-type="float" office:value="44352" table:style-name="ce51">
            <text:p>44.352</text:p>
          </table:table-cell>
          <table:table-cell office:value-type="percentage" office:value="1.19498556998557E-3" table:style-name="ce52">
            <text:p>0,1%</text:p>
          </table:table-cell>
          <table:table-cell office:value-type="float" office:value="437310" table:style-name="ce53">
            <text:p>437.310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0.23372650295318148" table:style-name="ce54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40595" table:style-name="ce51">
            <text:p>40.595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8910871789873789" table:style-name="ce52">
            <text:p>98,9%</text:p>
          </table:table-cell>
          <table:table-cell office:value-type="float" office:value="40678" table:style-name="ce51">
            <text:p>40.678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76655485621678665" table:style-name="ce52">
            <text:p>76,7%</text:p>
          </table:table-cell>
          <table:table-cell office:value-type="float" office:value="30513" table:style-name="ce51">
            <text:p>30.513</text:p>
          </table:table-cell>
          <table:table-cell office:value-type="float" office:value="77345" table:style-name="ce51">
            <text:p>77.345</text:p>
          </table:table-cell>
          <table:table-cell office:value-type="percentage" office:value="0.39450513931087983" table:style-name="ce52">
            <text:p>39,5%</text:p>
          </table:table-cell>
          <table:table-cell office:value-type="float" office:value="11711" table:style-name="ce51">
            <text:p>11.711</text:p>
          </table:table-cell>
          <table:table-cell office:value-type="float" office:value="89964" table:style-name="ce51">
            <text:p>89.964</text:p>
          </table:table-cell>
          <table:table-cell office:value-type="percentage" office:value="0.13017429193899782" table:style-name="ce52">
            <text:p>13,0%</text:p>
          </table:table-cell>
          <table:table-cell office:value-type="float" office:value="23134" table:style-name="ce51">
            <text:p>23.134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0.11909946921607693" table:style-name="ce52">
            <text:p>11,9%</text:p>
          </table:table-cell>
          <table:table-cell office:value-type="float" office:value="1605" table:style-name="ce51">
            <text:p>1.605</text:p>
          </table:table-cell>
          <table:table-cell office:value-type="float" office:value="34935" table:style-name="ce51">
            <text:p>34.935</text:p>
          </table:table-cell>
          <table:table-cell office:value-type="percentage" office:value="4.5942464577071705E-2" table:style-name="ce52">
            <text:p>4,6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148241" table:style-name="ce53">
            <text:p>148.241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29566360314649054" table:style-name="ce54">
            <text:p>29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25569" table:style-name="ce51">
            <text:p>225.569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1.0085488046428237" table:style-name="ce52">
            <text:p>100,9%</text:p>
          </table:table-cell>
          <table:table-cell office:value-type="float" office:value="190217" table:style-name="ce51">
            <text:p>190.217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77509881422924898" table:style-name="ce52">
            <text:p>77,5%</text:p>
          </table:table-cell>
          <table:table-cell office:value-type="float" office:value="137634" table:style-name="ce51">
            <text:p>137.634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0.43203013419132075" table:style-name="ce52">
            <text:p>43,2%</text:p>
          </table:table-cell>
          <table:table-cell office:value-type="float" office:value="57322" table:style-name="ce51">
            <text:p>57.322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0.15038237030235457" table:style-name="ce52">
            <text:p>15,0%</text:p>
          </table:table-cell>
          <table:table-cell office:value-type="float" office:value="89706" table:style-name="ce51">
            <text:p>89.706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0.12139657622301915" table:style-name="ce52">
            <text:p>12,1%</text:p>
          </table:table-cell>
          <table:table-cell office:value-type="float" office:value="7921" table:style-name="ce51">
            <text:p>7.921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5.4846214565647894E-2" table:style-name="ce52">
            <text:p>5,5%</text:p>
          </table:table-cell>
          <table:table-cell office:value-type="float" office:value="101" table:style-name="ce51">
            <text:p>10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4825484219840725E-3" table:style-name="ce52">
            <text:p>0,2%</text:p>
          </table:table-cell>
          <table:table-cell office:value-type="float" office:value="708470" table:style-name="ce53">
            <text:p>708.470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33851552387555289" table:style-name="ce54">
            <text:p>33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35078" table:style-name="ce51">
            <text:p>135.078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99914197375623182" table:style-name="ce52">
            <text:p>99,9%</text:p>
          </table:table-cell>
          <table:table-cell office:value-type="float" office:value="114139" table:style-name="ce51">
            <text:p>114.139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71739963922288352" table:style-name="ce52">
            <text:p>71,7%</text:p>
          </table:table-cell>
          <table:table-cell office:value-type="float" office:value="101243" table:style-name="ce51">
            <text:p>101.243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0.46347347603962574" table:style-name="ce52">
            <text:p>46,3%</text:p>
          </table:table-cell>
          <table:table-cell office:value-type="float" office:value="46920" table:style-name="ce51">
            <text:p>46.920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0.15259628331132633" table:style-name="ce52">
            <text:p>15,3%</text:p>
          </table:table-cell>
          <table:table-cell office:value-type="float" office:value="76476" table:style-name="ce51">
            <text:p>76.476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0.10803754953274988" table:style-name="ce52">
            <text:p>10,8%</text:p>
          </table:table-cell>
          <table:table-cell office:value-type="float" office:value="6246" table:style-name="ce51">
            <text:p>6.246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4.1774234540322905E-2" table:style-name="ce52">
            <text:p>4,2%</text:p>
          </table:table-cell>
          <table:table-cell office:value-type="float" office:value="99" table:style-name="ce51">
            <text:p>99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336889812104617E-3" table:style-name="ce52">
            <text:p>0,2%</text:p>
          </table:table-cell>
          <table:table-cell office:value-type="float" office:value="480201" table:style-name="ce53">
            <text:p>480.201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2791924714703331" table:style-name="ce54">
            <text:p>27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43077" table:style-name="ce51">
            <text:p>443.077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9078927360709845" table:style-name="ce52">
            <text:p>99,1%</text:p>
          </table:table-cell>
          <table:table-cell office:value-type="float" office:value="359568" table:style-name="ce51">
            <text:p>359.568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56598855329517761" table:style-name="ce52">
            <text:p>56,6%</text:p>
          </table:table-cell>
          <table:table-cell office:value-type="float" office:value="489255" table:style-name="ce51">
            <text:p>489.255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0.58412648761198882" table:style-name="ce52">
            <text:p>58,4%</text:p>
          </table:table-cell>
          <table:table-cell office:value-type="float" office:value="139667" table:style-name="ce51">
            <text:p>139.667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0.12792595577863672" table:style-name="ce52">
            <text:p>12,8%</text:p>
          </table:table-cell>
          <table:table-cell office:value-type="float" office:value="303091" table:style-name="ce51">
            <text:p>303.091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0.10810678742457089" table:style-name="ce52">
            <text:p>10,8%</text:p>
          </table:table-cell>
          <table:table-cell office:value-type="float" office:value="37362" table:style-name="ce51">
            <text:p>37.362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6.7159671841183793E-2" table:style-name="ce52">
            <text:p>6,7%</text:p>
          </table:table-cell>
          <table:table-cell office:value-type="float" office:value="369" table:style-name="ce51">
            <text:p>369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2.3082119801831557E-3" table:style-name="ce52">
            <text:p>0,2%</text:p>
          </table:table-cell>
          <table:table-cell office:value-type="float" office:value="1772389" table:style-name="ce53">
            <text:p>1.772.389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27135361343168918" table:style-name="ce54">
            <text:p>27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88453" table:style-name="ce51">
            <text:p>288.453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1.0431127070744328" table:style-name="ce52">
            <text:p>104,3%</text:p>
          </table:table-cell>
          <table:table-cell office:value-type="float" office:value="315032" table:style-name="ce51">
            <text:p>315.032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71947782634711388" table:style-name="ce52">
            <text:p>71,9%</text:p>
          </table:table-cell>
          <table:table-cell office:value-type="float" office:value="246874" table:style-name="ce51">
            <text:p>246.874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0.42511123968536046" table:style-name="ce52">
            <text:p>42,5%</text:p>
          </table:table-cell>
          <table:table-cell office:value-type="float" office:value="94147" table:style-name="ce51">
            <text:p>94.147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0.12513989797084804" table:style-name="ce52">
            <text:p>12,5%</text:p>
          </table:table-cell>
          <table:table-cell office:value-type="float" office:value="203221" table:style-name="ce51">
            <text:p>203.221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0.11507632928588134" table:style-name="ce52">
            <text:p>11,5%</text:p>
          </table:table-cell>
          <table:table-cell office:value-type="float" office:value="17875" table:style-name="ce51">
            <text:p>17.875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5.0661217456367584E-2" table:style-name="ce52">
            <text:p>5,1%</text:p>
          </table:table-cell>
          <table:table-cell office:value-type="float" office:value="125" table:style-name="ce51">
            <text:p>125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213015167541655E-3" table:style-name="ce52">
            <text:p>0,1%</text:p>
          </table:table-cell>
          <table:table-cell office:value-type="float" office:value="1165727" table:style-name="ce53">
            <text:p>1.165.727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27304842357245501" table:style-name="ce54">
            <text:p>27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7134" table:style-name="ce51">
            <text:p>77.134</text:p>
          </table:table-cell>
          <table:table-cell office:value-type="float" office:value="76005" table:style-name="ce51">
            <text:p>76.005</text:p>
          </table:table-cell>
          <table:table-cell office:value-type="percentage" office:value="1.0148542859022434" table:style-name="ce52">
            <text:p>101,5%</text:p>
          </table:table-cell>
          <table:table-cell office:value-type="float" office:value="78792" table:style-name="ce51">
            <text:p>78.792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85759066567982933" table:style-name="ce52">
            <text:p>85,8%</text:p>
          </table:table-cell>
          <table:table-cell office:value-type="float" office:value="64012" table:style-name="ce51">
            <text:p>64.012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0.51088214402579468" table:style-name="ce52">
            <text:p>51,1%</text:p>
          </table:table-cell>
          <table:table-cell office:value-type="float" office:value="24185" table:style-name="ce51">
            <text:p>24.185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0.14292383698941" table:style-name="ce52">
            <text:p>14,3%</text:p>
          </table:table-cell>
          <table:table-cell office:value-type="float" office:value="43112" table:style-name="ce51">
            <text:p>43.112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0.12255456566357191" table:style-name="ce52">
            <text:p>12,3%</text:p>
          </table:table-cell>
          <table:table-cell office:value-type="float" office:value="2315" table:style-name="ce51">
            <text:p>2.315</text:p>
          </table:table-cell>
          <table:table-cell office:value-type="float" office:value="76088" table:style-name="ce51">
            <text:p>76.088</text:p>
          </table:table-cell>
          <table:table-cell office:value-type="percentage" office:value="3.0425297024497949E-2" table:style-name="ce52">
            <text:p>3,0%</text:p>
          </table:table-cell>
          <table:table-cell office:value-type="float" office:value="58" table:style-name="ce51">
            <text:p>58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7681000334081039E-3" table:style-name="ce52">
            <text:p>0,3%</text:p>
          </table:table-cell>
          <table:table-cell office:value-type="float" office:value="289608" table:style-name="ce53">
            <text:p>289.608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31782689667509134" table:style-name="ce54">
            <text:p>31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32931" table:style-name="ce51">
            <text:p>232.931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99414857747693153" table:style-name="ce52">
            <text:p>99,4%</text:p>
          </table:table-cell>
          <table:table-cell office:value-type="float" office:value="243396" table:style-name="ce51">
            <text:p>243.396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83998591947874468" table:style-name="ce52">
            <text:p>84,0%</text:p>
          </table:table-cell>
          <table:table-cell office:value-type="float" office:value="122703" table:style-name="ce51">
            <text:p>122.703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0.35368535743830837" table:style-name="ce52">
            <text:p>35,4%</text:p>
          </table:table-cell>
          <table:table-cell office:value-type="float" office:value="66737" table:style-name="ce51">
            <text:p>66.737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0.16442180004878182" table:style-name="ce52">
            <text:p>16,4%</text:p>
          </table:table-cell>
          <table:table-cell office:value-type="float" office:value="97583" table:style-name="ce51">
            <text:p>97.583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0.10976666021750184" table:style-name="ce52">
            <text:p>11,0%</text:p>
          </table:table-cell>
          <table:table-cell office:value-type="float" office:value="5200" table:style-name="ce51">
            <text:p>5.200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3.4043667550492651E-2" table:style-name="ce52">
            <text:p>3,4%</text:p>
          </table:table-cell>
          <table:table-cell office:value-type="float" office:value="39" table:style-name="ce51">
            <text:p>39</text:p>
          </table:table-cell>
          <table:table-cell office:value-type="float" office:value="44014" table:style-name="ce51">
            <text:p>44.014</text:p>
          </table:table-cell>
          <table:table-cell office:value-type="percentage" office:value="8.8608170127686648E-4" table:style-name="ce52">
            <text:p>0,1%</text:p>
          </table:table-cell>
          <table:table-cell office:value-type="float" office:value="768589" table:style-name="ce53">
            <text:p>768.589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32530898658832502" table:style-name="ce54">
            <text:p>32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2781" table:style-name="ce51">
            <text:p>22.781</text:p>
          </table:table-cell>
          <table:table-cell office:value-type="float" office:value="22207" table:style-name="ce51">
            <text:p>22.207</text:p>
          </table:table-cell>
          <table:table-cell office:value-type="percentage" office:value="1.0258477056783897" table:style-name="ce52">
            <text:p>102,6%</text:p>
          </table:table-cell>
          <table:table-cell office:value-type="float" office:value="25147" table:style-name="ce51">
            <text:p>25.147</text:p>
          </table:table-cell>
          <table:table-cell office:value-type="float" office:value="28125" table:style-name="ce51">
            <text:p>28.125</text:p>
          </table:table-cell>
          <table:table-cell office:value-type="percentage" office:value="0.89411555555555555" table:style-name="ce52">
            <text:p>89,4%</text:p>
          </table:table-cell>
          <table:table-cell office:value-type="float" office:value="18387" table:style-name="ce51">
            <text:p>18.387</text:p>
          </table:table-cell>
          <table:table-cell office:value-type="float" office:value="37718" table:style-name="ce51">
            <text:p>37.718</text:p>
          </table:table-cell>
          <table:table-cell office:value-type="percentage" office:value="0.48748608091627338" table:style-name="ce52">
            <text:p>48,7%</text:p>
          </table:table-cell>
          <table:table-cell office:value-type="float" office:value="6947" table:style-name="ce51">
            <text:p>6.947</text:p>
          </table:table-cell>
          <table:table-cell office:value-type="float" office:value="47664" table:style-name="ce51">
            <text:p>47.664</text:p>
          </table:table-cell>
          <table:table-cell office:value-type="percentage" office:value="0.14574941255454851" table:style-name="ce52">
            <text:p>14,6%</text:p>
          </table:table-cell>
          <table:table-cell office:value-type="float" office:value="13320" table:style-name="ce51">
            <text:p>13.320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0.12377111635599992" table:style-name="ce52">
            <text:p>12,4%</text:p>
          </table:table-cell>
          <table:table-cell office:value-type="float" office:value="1329" table:style-name="ce51">
            <text:p>1.329</text:p>
          </table:table-cell>
          <table:table-cell office:value-type="float" office:value="21170" table:style-name="ce51">
            <text:p>21.170</text:p>
          </table:table-cell>
          <table:table-cell office:value-type="percentage" office:value="6.2777515351913088E-2" table:style-name="ce52">
            <text:p>6,3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87920" table:style-name="ce53">
            <text:p>87.920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32468203908592702" table:style-name="ce54">
            <text:p>32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61379" table:style-name="ce51">
            <text:p>361.379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99246681057447783" table:style-name="ce52">
            <text:p>99,2%</text:p>
          </table:table-cell>
          <table:table-cell office:value-type="float" office:value="371257" table:style-name="ce51">
            <text:p>371.257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70570311415922649" table:style-name="ce52">
            <text:p>70,6%</text:p>
          </table:table-cell>
          <table:table-cell office:value-type="float" office:value="359621" table:style-name="ce51">
            <text:p>359.621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0.51131699091313665" table:style-name="ce52">
            <text:p>51,1%</text:p>
          </table:table-cell>
          <table:table-cell office:value-type="float" office:value="115118" table:style-name="ce51">
            <text:p>115.118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0.11833882787836547" table:style-name="ce52">
            <text:p>11,8%</text:p>
          </table:table-cell>
          <table:table-cell office:value-type="float" office:value="279586" table:style-name="ce51">
            <text:p>279.586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0.11122325048324466" table:style-name="ce52">
            <text:p>11,1%</text:p>
          </table:table-cell>
          <table:table-cell office:value-type="float" office:value="23531" table:style-name="ce51">
            <text:p>23.531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4.9051939063946171E-2" table:style-name="ce52">
            <text:p>4,9%</text:p>
          </table:table-cell>
          <table:table-cell office:value-type="float" office:value="238" table:style-name="ce51">
            <text:p>238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1.7517904328688881E-3" table:style-name="ce52">
            <text:p>0,2%</text:p>
          </table:table-cell>
          <table:table-cell office:value-type="float" office:value="1510730" table:style-name="ce53">
            <text:p>1.510.730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26524403037209449" table:style-name="ce54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71342" table:style-name="ce51">
            <text:p>71.342</text:p>
          </table:table-cell>
          <table:table-cell office:value-type="float" office:value="69771" table:style-name="ce51">
            <text:p>69.771</text:p>
          </table:table-cell>
          <table:table-cell office:value-type="percentage" office:value="1.0225165183242322" table:style-name="ce52">
            <text:p>102,3%</text:p>
          </table:table-cell>
          <table:table-cell office:value-type="float" office:value="77204" table:style-name="ce51">
            <text:p>77.204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0.75028911845596169" table:style-name="ce52">
            <text:p>75,0%</text:p>
          </table:table-cell>
          <table:table-cell office:value-type="float" office:value="63890" table:style-name="ce51">
            <text:p>63.890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0.43489507109843506" table:style-name="ce52">
            <text:p>43,5%</text:p>
          </table:table-cell>
          <table:table-cell office:value-type="float" office:value="25548" table:style-name="ce51">
            <text:p>25.548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0.11979967738305136" table:style-name="ce52">
            <text:p>12,0%</text:p>
          </table:table-cell>
          <table:table-cell office:value-type="float" office:value="58801" table:style-name="ce51">
            <text:p>58.801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0.106665578260909" table:style-name="ce52">
            <text:p>10,7%</text:p>
          </table:table-cell>
          <table:table-cell office:value-type="float" office:value="7095" table:style-name="ce51">
            <text:p>7.095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5.978915789562389E-2" table:style-name="ce52">
            <text:p>6,0%</text:p>
          </table:table-cell>
          <table:table-cell office:value-type="float" office:value="117" table:style-name="ce51">
            <text:p>117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3705923023738186E-3" table:style-name="ce52">
            <text:p>0,3%</text:p>
          </table:table-cell>
          <table:table-cell office:value-type="float" office:value="303997" table:style-name="ce53">
            <text:p>303.997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0.24565831016122294" table:style-name="ce54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41324" table:style-name="ce51">
            <text:p>41.324</text:p>
          </table:table-cell>
          <table:table-cell office:value-type="float" office:value="41166" table:style-name="ce51">
            <text:p>41.166</text:p>
          </table:table-cell>
          <table:table-cell office:value-type="percentage" office:value="1.0038381188359327" table:style-name="ce52">
            <text:p>100,4%</text:p>
          </table:table-cell>
          <table:table-cell office:value-type="float" office:value="42966" table:style-name="ce51">
            <text:p>42.966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77011041009463721" table:style-name="ce52">
            <text:p>77,0%</text:p>
          </table:table-cell>
          <table:table-cell office:value-type="float" office:value="34303" table:style-name="ce51">
            <text:p>34.303</text:p>
          </table:table-cell>
          <table:table-cell office:value-type="float" office:value="73844" table:style-name="ce51">
            <text:p>73.844</text:p>
          </table:table-cell>
          <table:table-cell office:value-type="percentage" office:value="0.46453334055576623" table:style-name="ce52">
            <text:p>46,5%</text:p>
          </table:table-cell>
          <table:table-cell office:value-type="float" office:value="14019" table:style-name="ce51">
            <text:p>14.019</text:p>
          </table:table-cell>
          <table:table-cell office:value-type="float" office:value="96694" table:style-name="ce51">
            <text:p>96.694</text:p>
          </table:table-cell>
          <table:table-cell office:value-type="percentage" office:value="0.14498314269758206" table:style-name="ce52">
            <text:p>14,5%</text:p>
          </table:table-cell>
          <table:table-cell office:value-type="float" office:value="26554" table:style-name="ce51">
            <text:p>26.554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0.1190612837849956" table:style-name="ce52">
            <text:p>11,9%</text:p>
          </table:table-cell>
          <table:table-cell office:value-type="float" office:value="3309" table:style-name="ce51">
            <text:p>3.309</text:p>
          </table:table-cell>
          <table:table-cell office:value-type="float" office:value="48505" table:style-name="ce51">
            <text:p>48.505</text:p>
          </table:table-cell>
          <table:table-cell office:value-type="percentage" office:value="6.8219771157612616E-2" table:style-name="ce52">
            <text:p>6,8%</text:p>
          </table:table-cell>
          <table:table-cell office:value-type="float" office:value="5" table:style-name="ce51">
            <text:p>5</text:p>
          </table:table-cell>
          <table:table-cell office:value-type="float" office:value="13906" table:style-name="ce51">
            <text:p>13.906</text:p>
          </table:table-cell>
          <table:table-cell office:value-type="percentage" office:value="3.5955702574428305E-4" table:style-name="ce52">
            <text:p>0,0%</text:p>
          </table:table-cell>
          <table:table-cell office:value-type="float" office:value="162480" table:style-name="ce53">
            <text:p>162.480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2938500908786747" table:style-name="ce54">
            <text:p>29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57749" table:style-name="ce51">
            <text:p>157.749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99872744539411207" table:style-name="ce52">
            <text:p>99,9%</text:p>
          </table:table-cell>
          <table:table-cell office:value-type="float" office:value="108472" table:style-name="ce51">
            <text:p>108.472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50906462800531249" table:style-name="ce52">
            <text:p>50,9%</text:p>
          </table:table-cell>
          <table:table-cell office:value-type="float" office:value="109635" table:style-name="ce51">
            <text:p>109.635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0.39138723185503305" table:style-name="ce52">
            <text:p>39,1%</text:p>
          </table:table-cell>
          <table:table-cell office:value-type="float" office:value="51343" table:style-name="ce51">
            <text:p>51.343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0.15101903952326187" table:style-name="ce52">
            <text:p>15,1%</text:p>
          </table:table-cell>
          <table:table-cell office:value-type="float" office:value="94533" table:style-name="ce51">
            <text:p>94.533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0.13041750764642016" table:style-name="ce52">
            <text:p>13,0%</text:p>
          </table:table-cell>
          <table:table-cell office:value-type="float" office:value="12102" table:style-name="ce51">
            <text:p>12.102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8.6243880190702879E-2" table:style-name="ce52">
            <text:p>8,6%</text:p>
          </table:table-cell>
          <table:table-cell office:value-type="float" office:value="13" table:style-name="ce51">
            <text:p>13</text:p>
          </table:table-cell>
          <table:table-cell office:value-type="float" office:value="41824" table:style-name="ce51">
            <text:p>41.824</text:p>
          </table:table-cell>
          <table:table-cell office:value-type="percentage" office:value="3.1082631981637336E-4" table:style-name="ce52">
            <text:p>0,0%</text:p>
          </table:table-cell>
          <table:table-cell office:value-type="float" office:value="533847" table:style-name="ce53">
            <text:p>533.847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28124995060910174" table:style-name="ce54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259" table:style-name="ce51">
            <text:p>2.259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6717850287907872" table:style-name="ce52">
            <text:p>86,7%</text:p>
          </table:table-cell>
          <table:table-cell office:value-type="float" office:value="3425" table:style-name="ce51">
            <text:p>3.425</text:p>
          </table:table-cell>
          <table:table-cell office:value-type="float" office:value="4318" table:style-name="ce51">
            <text:p>4.318</text:p>
          </table:table-cell>
          <table:table-cell office:value-type="percentage" office:value="0.79319129226493745" table:style-name="ce52">
            <text:p>79,3%</text:p>
          </table:table-cell>
          <table:table-cell office:value-type="float" office:value="3526" table:style-name="ce51">
            <text:p>3.526</text:p>
          </table:table-cell>
          <table:table-cell office:value-type="float" office:value="7857" table:style-name="ce51">
            <text:p>7.857</text:p>
          </table:table-cell>
          <table:table-cell office:value-type="percentage" office:value="0.44877179585083365" table:style-name="ce52">
            <text:p>44,9%</text:p>
          </table:table-cell>
          <table:table-cell office:value-type="float" office:value="1834" table:style-name="ce51">
            <text:p>1.834</text:p>
          </table:table-cell>
          <table:table-cell office:value-type="float" office:value="11556" table:style-name="ce51">
            <text:p>11.556</text:p>
          </table:table-cell>
          <table:table-cell office:value-type="percentage" office:value="0.15870543440636897" table:style-name="ce52">
            <text:p>15,9%</text:p>
          </table:table-cell>
          <table:table-cell office:value-type="float" office:value="3587" table:style-name="ce51">
            <text:p>3.587</text:p>
          </table:table-cell>
          <table:table-cell office:value-type="float" office:value="30066" table:style-name="ce51">
            <text:p>30.066</text:p>
          </table:table-cell>
          <table:table-cell office:value-type="percentage" office:value="0.11930419743231557" table:style-name="ce52">
            <text:p>11,9%</text:p>
          </table:table-cell>
          <table:table-cell office:value-type="float" office:value="308" table:style-name="ce51">
            <text:p>308</text:p>
          </table:table-cell>
          <table:table-cell office:value-type="float" office:value="7581" table:style-name="ce51">
            <text:p>7.581</text:p>
          </table:table-cell>
          <table:table-cell office:value-type="percentage" office:value="4.0627885503231764E-2" table:style-name="ce52">
            <text:p>4,1%</text:p>
          </table:table-cell>
          <table:table-cell office:value-type="float" office:value="5" table:style-name="ce51">
            <text:p>5</text:p>
          </table:table-cell>
          <table:table-cell office:value-type="float" office:value="2175" table:style-name="ce51">
            <text:p>2.175</text:p>
          </table:table-cell>
          <table:table-cell office:value-type="percentage" office:value="2.2988505747126436E-3" table:style-name="ce52">
            <text:p>0,2%</text:p>
          </table:table-cell>
          <table:table-cell office:value-type="float" office:value="14944" table:style-name="ce53">
            <text:p>14.944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22588349103660932" table:style-name="ce54">
            <text:p>22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804" table:style-name="ce51">
            <text:p>1.804</text:p>
          </table:table-cell>
          <table:table-cell office:value-type="float" office:value="2349" table:style-name="ce51">
            <text:p>2.349</text:p>
          </table:table-cell>
          <table:table-cell office:value-type="percentage" office:value="0.76798637718177953" table:style-name="ce52">
            <text:p>76,8%</text:p>
          </table:table-cell>
          <table:table-cell office:value-type="float" office:value="2833" table:style-name="ce51">
            <text:p>2.833</text:p>
          </table:table-cell>
          <table:table-cell office:value-type="float" office:value="3748" table:style-name="ce51">
            <text:p>3.748</text:p>
          </table:table-cell>
          <table:table-cell office:value-type="percentage" office:value="0.75586979722518677" table:style-name="ce52">
            <text:p>75,6%</text:p>
          </table:table-cell>
          <table:table-cell office:value-type="float" office:value="4604" table:style-name="ce51">
            <text:p>4.604</text:p>
          </table:table-cell>
          <table:table-cell office:value-type="float" office:value="7827" table:style-name="ce51">
            <text:p>7.827</text:p>
          </table:table-cell>
          <table:table-cell office:value-type="percentage" office:value="0.58822026319151655" table:style-name="ce52">
            <text:p>58,8%</text:p>
          </table:table-cell>
          <table:table-cell office:value-type="float" office:value="1623" table:style-name="ce51">
            <text:p>1.623</text:p>
          </table:table-cell>
          <table:table-cell office:value-type="float" office:value="11299" table:style-name="ce51">
            <text:p>11.299</text:p>
          </table:table-cell>
          <table:table-cell office:value-type="percentage" office:value="0.14364103017966193" table:style-name="ce52">
            <text:p>14,4%</text:p>
          </table:table-cell>
          <table:table-cell office:value-type="float" office:value="3354" table:style-name="ce51">
            <text:p>3.354</text:p>
          </table:table-cell>
          <table:table-cell office:value-type="float" office:value="30095" table:style-name="ce51">
            <text:p>30.095</text:p>
          </table:table-cell>
          <table:table-cell office:value-type="percentage" office:value="0.11144708423326134" table:style-name="ce52">
            <text:p>11,1%</text:p>
          </table:table-cell>
          <table:table-cell office:value-type="float" office:value="210" table:style-name="ce51">
            <text:p>210</text:p>
          </table:table-cell>
          <table:table-cell office:value-type="float" office:value="8536" table:style-name="ce51">
            <text:p>8.536</text:p>
          </table:table-cell>
          <table:table-cell office:value-type="percentage" office:value="2.4601686972820995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14434" table:style-name="ce53">
            <text:p>14.434</text:p>
          </table:table-cell>
          <table:table-cell office:value-type="float" office:value="66178" table:style-name="ce53">
            <text:p>66.178</text:p>
          </table:table-cell>
          <table:table-cell office:value-type="percentage" office:value="0.21810873704252168" table:style-name="ce54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6" table:style-name="ce56">
            <text:p>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136" table:style-name="ce56">
            <text:p>3.13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7895" table:style-name="ce56">
            <text:p>7.89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7625" table:style-name="ce56">
            <text:p>47.62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290" table:style-name="ce56">
            <text:p>6.29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4982" table:style-name="ce58">
            <text:p>64.982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845614" table:style-name="ce62">
            <text:p>2.845.614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1.0040895913372647" table:style-name="ce63">
            <text:p>100,4%</text:p>
          </table:table-cell>
          <table:table-cell office:value-type="float" office:value="2831334" table:style-name="ce62">
            <text:p>2.831.334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71497520861505359" table:style-name="ce63">
            <text:p>71,5%</text:p>
          </table:table-cell>
          <table:table-cell office:value-type="float" office:value="2577017" table:style-name="ce62">
            <text:p>2.577.017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0.48285998876519443" table:style-name="ce63">
            <text:p>48,3%</text:p>
          </table:table-cell>
          <table:table-cell office:value-type="float" office:value="921300" table:style-name="ce62">
            <text:p>921.300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0.13099103039168208" table:style-name="ce63">
            <text:p>13,1%</text:p>
          </table:table-cell>
          <table:table-cell office:value-type="float" office:value="1902698" table:style-name="ce62">
            <text:p>1.902.698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0.1138923219303018" table:style-name="ce63">
            <text:p>11,4%</text:p>
          </table:table-cell>
          <table:table-cell office:value-type="float" office:value="181532" table:style-name="ce62">
            <text:p>181.532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5.4838550837854827E-2" table:style-name="ce63">
            <text:p>5,5%</text:p>
          </table:table-cell>
          <table:table-cell office:value-type="float" office:value="1676" table:style-name="ce62">
            <text:p>1.676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7659783636039866E-3" table:style-name="ce63">
            <text:p>0,2%</text:p>
          </table:table-cell>
          <table:table-cell office:value-type="float" office:value="11261171" table:style-name="ce62">
            <text:p>11.261.171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28061851358323991" table:style-name="ce63">
            <text:p>28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396674" table:style-name="ce46">
            <text:p>396.674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0.95927122529720732" table:style-name="ce47">
            <text:p>95,9%</text:p>
          </table:table-cell>
          <table:table-cell office:value-type="float" office:value="74206" table:style-name="ce46">
            <text:p>74.206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11409619899720318" table:style-name="ce47">
            <text:p>11,4%</text:p>
          </table:table-cell>
          <table:table-cell office:value-type="float" office:value="45312" table:style-name="ce46">
            <text:p>45.312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4.9459311660683278E-2" table:style-name="ce47">
            <text:p>4,9%</text:p>
          </table:table-cell>
          <table:table-cell office:value-type="float" office:value="74340" table:style-name="ce46">
            <text:p>74.340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5.876582285985766E-2" table:style-name="ce47">
            <text:p>5,9%</text:p>
          </table:table-cell>
          <table:table-cell office:value-type="float" office:value="138602" table:style-name="ce46">
            <text:p>138.602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4.6056647529840851E-2" table:style-name="ce47">
            <text:p>4,6%</text:p>
          </table:table-cell>
          <table:table-cell office:value-type="float" office:value="13184" table:style-name="ce46">
            <text:p>13.184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2.1065885217769229E-2" table:style-name="ce47">
            <text:p>2,1%</text:p>
          </table:table-cell>
          <table:table-cell office:value-type="float" office:value="179" table:style-name="ce46">
            <text:p>179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9.8394357990556338E-4" table:style-name="ce47">
            <text:p>0,1%</text:p>
          </table:table-cell>
          <table:table-cell office:value-type="float" office:value="742497" table:style-name="ce48">
            <text:p>742.497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10513659103739861" table:style-name="ce49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76440" table:style-name="ce51">
            <text:p>76.440</text:p>
          </table:table-cell>
          <table:table-cell office:value-type="float" office:value="98807" table:style-name="ce51">
            <text:p>98.807</text:p>
          </table:table-cell>
          <table:table-cell office:value-type="percentage" office:value="0.7736293987268108" table:style-name="ce52">
            <text:p>77,4%</text:p>
          </table:table-cell>
          <table:table-cell office:value-type="float" office:value="5099" table:style-name="ce51">
            <text:p>5.099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4.2864948930267752E-2" table:style-name="ce52">
            <text:p>4,3%</text:p>
          </table:table-cell>
          <table:table-cell office:value-type="float" office:value="12635" table:style-name="ce51">
            <text:p>12.635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8.0803494343435631E-2" table:style-name="ce52">
            <text:p>8,1%</text:p>
          </table:table-cell>
          <table:table-cell office:value-type="float" office:value="14317" table:style-name="ce51">
            <text:p>14.317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7.2211069976697975E-2" table:style-name="ce52">
            <text:p>7,2%</text:p>
          </table:table-cell>
          <table:table-cell office:value-type="float" office:value="22041" table:style-name="ce51">
            <text:p>22.041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4.941008736042396E-2" table:style-name="ce52">
            <text:p>4,9%</text:p>
          </table:table-cell>
          <table:table-cell office:value-type="float" office:value="1480" table:style-name="ce51">
            <text:p>1.480</text:p>
          </table:table-cell>
          <table:table-cell office:value-type="float" office:value="89180" table:style-name="ce51">
            <text:p>89.180</text:p>
          </table:table-cell>
          <table:table-cell office:value-type="percentage" office:value="1.6595649248710473E-2" table:style-name="ce52">
            <text:p>1,7%</text:p>
          </table:table-cell>
          <table:table-cell office:value-type="float" office:value="27" table:style-name="ce51">
            <text:p>27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0754401338325501E-3" table:style-name="ce52">
            <text:p>0,1%</text:p>
          </table:table-cell>
          <table:table-cell office:value-type="float" office:value="132039" table:style-name="ce53">
            <text:p>132.039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1165635560452133" table:style-name="ce54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77658" table:style-name="ce51">
            <text:p>77.658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88422562794616633" table:style-name="ce52">
            <text:p>88,4%</text:p>
          </table:table-cell>
          <table:table-cell office:value-type="float" office:value="8322" table:style-name="ce51">
            <text:p>8.322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7.6174610293915729E-2" table:style-name="ce52">
            <text:p>7,6%</text:p>
          </table:table-cell>
          <table:table-cell office:value-type="float" office:value="11131" table:style-name="ce51">
            <text:p>11.131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7.4379226472081894E-2" table:style-name="ce52">
            <text:p>7,4%</text:p>
          </table:table-cell>
          <table:table-cell office:value-type="float" office:value="14509" table:style-name="ce51">
            <text:p>14.509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8.9206554151680037E-2" table:style-name="ce52">
            <text:p>8,9%</text:p>
          </table:table-cell>
          <table:table-cell office:value-type="float" office:value="22275" table:style-name="ce51">
            <text:p>22.275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6.9156615284310524E-2" table:style-name="ce52">
            <text:p>6,9%</text:p>
          </table:table-cell>
          <table:table-cell office:value-type="float" office:value="2506" table:style-name="ce51">
            <text:p>2.506</text:p>
          </table:table-cell>
          <table:table-cell office:value-type="float" office:value="54179" table:style-name="ce51">
            <text:p>54.179</text:p>
          </table:table-cell>
          <table:table-cell office:value-type="percentage" office:value="4.6254083685560825E-2" table:style-name="ce52">
            <text:p>4,6%</text:p>
          </table:table-cell>
          <table:table-cell office:value-type="float" office:value="29" table:style-name="ce51">
            <text:p>29</text:p>
          </table:table-cell>
          <table:table-cell office:value-type="float" office:value="15563" table:style-name="ce51">
            <text:p>15.563</text:p>
          </table:table-cell>
          <table:table-cell office:value-type="percentage" office:value="1.8633939471824198E-3" table:style-name="ce52">
            <text:p>0,2%</text:p>
          </table:table-cell>
          <table:table-cell office:value-type="float" office:value="136430" table:style-name="ce53">
            <text:p>136.430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15138552766339439" table:style-name="ce54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38088" table:style-name="ce51">
            <text:p>38.088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76880222841225632" table:style-name="ce52">
            <text:p>76,9%</text:p>
          </table:table-cell>
          <table:table-cell office:value-type="float" office:value="6502" table:style-name="ce51">
            <text:p>6.502</text:p>
          </table:table-cell>
          <table:table-cell office:value-type="float" office:value="80516" table:style-name="ce51">
            <text:p>80.516</text:p>
          </table:table-cell>
          <table:table-cell office:value-type="percentage" office:value="8.0754135823935619E-2" table:style-name="ce52">
            <text:p>8,1%</text:p>
          </table:table-cell>
          <table:table-cell office:value-type="float" office:value="5178" table:style-name="ce51">
            <text:p>5.178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4.4169204391329937E-2" table:style-name="ce52">
            <text:p>4,4%</text:p>
          </table:table-cell>
          <table:table-cell office:value-type="float" office:value="7844" table:style-name="ce51">
            <text:p>7.844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4.7310868109796921E-2" table:style-name="ce52">
            <text:p>4,7%</text:p>
          </table:table-cell>
          <table:table-cell office:value-type="float" office:value="18150" table:style-name="ce51">
            <text:p>18.150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3.9111827502833721E-2" table:style-name="ce52">
            <text:p>3,9%</text:p>
          </table:table-cell>
          <table:table-cell office:value-type="float" office:value="1322" table:style-name="ce51">
            <text:p>1.322</text:p>
          </table:table-cell>
          <table:table-cell office:value-type="float" office:value="85839" table:style-name="ce51">
            <text:p>85.839</text:p>
          </table:table-cell>
          <table:table-cell office:value-type="percentage" office:value="1.5400924987476555E-2" table:style-name="ce52">
            <text:p>1,5%</text:p>
          </table:table-cell>
          <table:table-cell office:value-type="float" office:value="31" table:style-name="ce51">
            <text:p>31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3304721030042918E-3" table:style-name="ce52">
            <text:p>0,1%</text:p>
          </table:table-cell>
          <table:table-cell office:value-type="float" office:value="77115" table:style-name="ce53">
            <text:p>77.115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7.8187815009748765E-2" table:style-name="ce54">
            <text:p>7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60683" table:style-name="ce51">
            <text:p>60.683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67249213174342837" table:style-name="ce52">
            <text:p>67,2%</text:p>
          </table:table-cell>
          <table:table-cell office:value-type="float" office:value="24393" table:style-name="ce51">
            <text:p>24.393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15785182261164427" table:style-name="ce52">
            <text:p>15,8%</text:p>
          </table:table-cell>
          <table:table-cell office:value-type="float" office:value="10099" table:style-name="ce51">
            <text:p>10.099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4.2957650621884197E-2" table:style-name="ce52">
            <text:p>4,3%</text:p>
          </table:table-cell>
          <table:table-cell office:value-type="float" office:value="17696" table:style-name="ce51">
            <text:p>17.696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5.0486145980736752E-2" table:style-name="ce52">
            <text:p>5,0%</text:p>
          </table:table-cell>
          <table:table-cell office:value-type="float" office:value="35635" table:style-name="ce51">
            <text:p>35.635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4.2809381423359376E-2" table:style-name="ce52">
            <text:p>4,3%</text:p>
          </table:table-cell>
          <table:table-cell office:value-type="float" office:value="2495" table:style-name="ce51">
            <text:p>2.495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1.5222789644842251E-2" table:style-name="ce52">
            <text:p>1,5%</text:p>
          </table:table-cell>
          <table:table-cell office:value-type="float" office:value="28" table:style-name="ce51">
            <text:p>28</text:p>
          </table:table-cell>
          <table:table-cell office:value-type="float" office:value="44352" table:style-name="ce51">
            <text:p>44.352</text:p>
          </table:table-cell>
          <table:table-cell office:value-type="percentage" office:value="6.3131313131313137E-4" table:style-name="ce52">
            <text:p>0,1%</text:p>
          </table:table-cell>
          <table:table-cell office:value-type="float" office:value="151029" table:style-name="ce53">
            <text:p>151.029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8.0719581108403757E-2" table:style-name="ce54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35462" table:style-name="ce51">
            <text:p>35.462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86404171336679503" table:style-name="ce52">
            <text:p>86,4%</text:p>
          </table:table-cell>
          <table:table-cell office:value-type="float" office:value="4836" table:style-name="ce51">
            <text:p>4.836</text:p>
          </table:table-cell>
          <table:table-cell office:value-type="float" office:value="53066" table:style-name="ce51">
            <text:p>53.066</text:p>
          </table:table-cell>
          <table:table-cell office:value-type="percentage" office:value="9.1131798138167561E-2" table:style-name="ce52">
            <text:p>9,1%</text:p>
          </table:table-cell>
          <table:table-cell office:value-type="float" office:value="3932" table:style-name="ce51">
            <text:p>3.932</text:p>
          </table:table-cell>
          <table:table-cell office:value-type="float" office:value="77345" table:style-name="ce51">
            <text:p>77.345</text:p>
          </table:table-cell>
          <table:table-cell office:value-type="percentage" office:value="5.0837158187342427E-2" table:style-name="ce52">
            <text:p>5,1%</text:p>
          </table:table-cell>
          <table:table-cell office:value-type="float" office:value="5893" table:style-name="ce51">
            <text:p>5.893</text:p>
          </table:table-cell>
          <table:table-cell office:value-type="float" office:value="89964" table:style-name="ce51">
            <text:p>89.964</text:p>
          </table:table-cell>
          <table:table-cell office:value-type="percentage" office:value="6.5503979369525595E-2" table:style-name="ce52">
            <text:p>6,6%</text:p>
          </table:table-cell>
          <table:table-cell office:value-type="float" office:value="11305" table:style-name="ce51">
            <text:p>11.305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5.8200894764751009E-2" table:style-name="ce52">
            <text:p>5,8%</text:p>
          </table:table-cell>
          <table:table-cell office:value-type="float" office:value="658" table:style-name="ce51">
            <text:p>658</text:p>
          </table:table-cell>
          <table:table-cell office:value-type="float" office:value="34935" table:style-name="ce51">
            <text:p>34.935</text:p>
          </table:table-cell>
          <table:table-cell office:value-type="percentage" office:value="1.8834979247173322E-2" table:style-name="ce52">
            <text:p>1,9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62091" table:style-name="ce53">
            <text:p>62.091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12383921305825475" table:style-name="ce54">
            <text:p>12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173340" table:style-name="ce51">
            <text:p>173.340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0.77502604434468847" table:style-name="ce52">
            <text:p>77,5%</text:p>
          </table:table-cell>
          <table:table-cell office:value-type="float" office:value="20463" table:style-name="ce51">
            <text:p>20.463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8.3382910231856899E-2" table:style-name="ce52">
            <text:p>8,3%</text:p>
          </table:table-cell>
          <table:table-cell office:value-type="float" office:value="21867" table:style-name="ce51">
            <text:p>21.867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6.8640037667739157E-2" table:style-name="ce52">
            <text:p>6,9%</text:p>
          </table:table-cell>
          <table:table-cell office:value-type="float" office:value="30928" table:style-name="ce51">
            <text:p>30.928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8.1138584639601233E-2" table:style-name="ce52">
            <text:p>8,1%</text:p>
          </table:table-cell>
          <table:table-cell office:value-type="float" office:value="43353" table:style-name="ce51">
            <text:p>43.353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5.8668380810609648E-2" table:style-name="ce52">
            <text:p>5,9%</text:p>
          </table:table-cell>
          <table:table-cell office:value-type="float" office:value="2761" table:style-name="ce51">
            <text:p>2.761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1.9117585963357383E-2" table:style-name="ce52">
            <text:p>1,9%</text:p>
          </table:table-cell>
          <table:table-cell office:value-type="float" office:value="91" table:style-name="ce51">
            <text:p>9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2367515485203029E-3" table:style-name="ce52">
            <text:p>0,2%</text:p>
          </table:table-cell>
          <table:table-cell office:value-type="float" office:value="292803" table:style-name="ce53">
            <text:p>292.803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1399048102775467" table:style-name="ce54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09439" table:style-name="ce51">
            <text:p>109.439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80949598354956576" table:style-name="ce52">
            <text:p>80,9%</text:p>
          </table:table-cell>
          <table:table-cell office:value-type="float" office:value="9812" table:style-name="ce51">
            <text:p>9.812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6.1671516835217884E-2" table:style-name="ce52">
            <text:p>6,2%</text:p>
          </table:table-cell>
          <table:table-cell office:value-type="float" office:value="14321" table:style-name="ce51">
            <text:p>14.321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6.5559136437714008E-2" table:style-name="ce52">
            <text:p>6,6%</text:p>
          </table:table-cell>
          <table:table-cell office:value-type="float" office:value="23152" table:style-name="ce51">
            <text:p>23.152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7.529644397322735E-2" table:style-name="ce52">
            <text:p>7,5%</text:p>
          </table:table-cell>
          <table:table-cell office:value-type="float" office:value="35859" table:style-name="ce51">
            <text:p>35.859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5.0657964442372486E-2" table:style-name="ce52">
            <text:p>5,1%</text:p>
          </table:table-cell>
          <table:table-cell office:value-type="float" office:value="3679" table:style-name="ce51">
            <text:p>3.679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2.460573308899263E-2" table:style-name="ce52">
            <text:p>2,5%</text:p>
          </table:table-cell>
          <table:table-cell office:value-type="float" office:value="86" table:style-name="ce51">
            <text:p>86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0300254933434047E-3" table:style-name="ce52">
            <text:p>0,2%</text:p>
          </table:table-cell>
          <table:table-cell office:value-type="float" office:value="196348" table:style-name="ce53">
            <text:p>196.348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1141582033112321" table:style-name="ce54">
            <text:p>11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331518" table:style-name="ce51">
            <text:p>331.518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74132595103712917" table:style-name="ce52">
            <text:p>74,1%</text:p>
          </table:table-cell>
          <table:table-cell office:value-type="float" office:value="52052" table:style-name="ce51">
            <text:p>52.052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8.1933976816959755E-2" table:style-name="ce52">
            <text:p>8,2%</text:p>
          </table:table-cell>
          <table:table-cell office:value-type="float" office:value="56954" table:style-name="ce51">
            <text:p>56.954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6.799795602590307E-2" table:style-name="ce52">
            <text:p>6,8%</text:p>
          </table:table-cell>
          <table:table-cell office:value-type="float" office:value="72870" table:style-name="ce51">
            <text:p>72.870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6.6744215867665643E-2" table:style-name="ce52">
            <text:p>6,7%</text:p>
          </table:table-cell>
          <table:table-cell office:value-type="float" office:value="133834" table:style-name="ce51">
            <text:p>133.834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4.7736038972387901E-2" table:style-name="ce52">
            <text:p>4,8%</text:p>
          </table:table-cell>
          <table:table-cell office:value-type="float" office:value="17626" table:style-name="ce51">
            <text:p>17.626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3.1683431718663495E-2" table:style-name="ce52">
            <text:p>3,2%</text:p>
          </table:table-cell>
          <table:table-cell office:value-type="float" office:value="264" table:style-name="ce51">
            <text:p>264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1.6514036931391683E-3" table:style-name="ce52">
            <text:p>0,2%</text:p>
          </table:table-cell>
          <table:table-cell office:value-type="float" office:value="665118" table:style-name="ce53">
            <text:p>665.118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10182988760281081" table:style-name="ce54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48860" table:style-name="ce51">
            <text:p>248.860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0.89993526946345981" table:style-name="ce52">
            <text:p>90,0%</text:p>
          </table:table-cell>
          <table:table-cell office:value-type="float" office:value="25337" table:style-name="ce51">
            <text:p>25.337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5.7865263484842257E-2" table:style-name="ce52">
            <text:p>5,8%</text:p>
          </table:table-cell>
          <table:table-cell office:value-type="float" office:value="24775" table:style-name="ce51">
            <text:p>24.775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4.2661969114628537E-2" table:style-name="ce52">
            <text:p>4,3%</text:p>
          </table:table-cell>
          <table:table-cell office:value-type="float" office:value="34879" table:style-name="ce51">
            <text:p>34.879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4.6361057721703396E-2" table:style-name="ce52">
            <text:p>4,6%</text:p>
          </table:table-cell>
          <table:table-cell office:value-type="float" office:value="69768" table:style-name="ce51">
            <text:p>69.768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3.9506967004479698E-2" table:style-name="ce52">
            <text:p>4,0%</text:p>
          </table:table-cell>
          <table:table-cell office:value-type="float" office:value="5516" table:style-name="ce51">
            <text:p>5.516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1.5633414013388733E-2" table:style-name="ce52">
            <text:p>1,6%</text:p>
          </table:table-cell>
          <table:table-cell office:value-type="float" office:value="110" table:style-name="ce51">
            <text:p>11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0674533474366564E-3" table:style-name="ce52">
            <text:p>0,1%</text:p>
          </table:table-cell>
          <table:table-cell office:value-type="float" office:value="409245" table:style-name="ce53">
            <text:p>409.245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9.5857522477311885E-2" table:style-name="ce54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69810" table:style-name="ce51">
            <text:p>69.810</text:p>
          </table:table-cell>
          <table:table-cell office:value-type="float" office:value="76005" table:style-name="ce51">
            <text:p>76.005</text:p>
          </table:table-cell>
          <table:table-cell office:value-type="percentage" office:value="0.91849220446023283" table:style-name="ce52">
            <text:p>91,8%</text:p>
          </table:table-cell>
          <table:table-cell office:value-type="float" office:value="10887" table:style-name="ce51">
            <text:p>10.887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11849666942400627" table:style-name="ce52">
            <text:p>11,8%</text:p>
          </table:table-cell>
          <table:table-cell office:value-type="float" office:value="8037" table:style-name="ce51">
            <text:p>8.037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6.414359481871075E-2" table:style-name="ce52">
            <text:p>6,4%</text:p>
          </table:table-cell>
          <table:table-cell office:value-type="float" office:value="13253" table:style-name="ce51">
            <text:p>13.253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7.8320017019667176E-2" table:style-name="ce52">
            <text:p>7,8%</text:p>
          </table:table-cell>
          <table:table-cell office:value-type="float" office:value="20086" table:style-name="ce51">
            <text:p>20.086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5.709851099272837E-2" table:style-name="ce52">
            <text:p>5,7%</text:p>
          </table:table-cell>
          <table:table-cell office:value-type="float" office:value="928" table:style-name="ce51">
            <text:p>928</text:p>
          </table:table-cell>
          <table:table-cell office:value-type="float" office:value="76088" table:style-name="ce51">
            <text:p>76.088</text:p>
          </table:table-cell>
          <table:table-cell office:value-type="percentage" office:value="1.2196404163600042E-2" table:style-name="ce52">
            <text:p>1,2%</text:p>
          </table:table-cell>
          <table:table-cell office:value-type="float" office:value="41" table:style-name="ce51">
            <text:p>41</text:p>
          </table:table-cell>
          <table:table-cell office:value-type="float" office:value="20953" table:style-name="ce51">
            <text:p>20.953</text:p>
          </table:table-cell>
          <table:table-cell office:value-type="percentage" office:value="1.9567603684436598E-3" table:style-name="ce52">
            <text:p>0,2%</text:p>
          </table:table-cell>
          <table:table-cell office:value-type="float" office:value="123042" table:style-name="ce53">
            <text:p>123.042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13503099714336825" table:style-name="ce54">
            <text:p>13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184440" table:style-name="ce51">
            <text:p>184.440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78718918319092457" table:style-name="ce52">
            <text:p>78,7%</text:p>
          </table:table-cell>
          <table:table-cell office:value-type="float" office:value="5456" table:style-name="ce51">
            <text:p>5.456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1.882924607091337E-2" table:style-name="ce52">
            <text:p>1,9%</text:p>
          </table:table-cell>
          <table:table-cell office:value-type="float" office:value="17203" table:style-name="ce51">
            <text:p>17.203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4.9586800681411365E-2" table:style-name="ce52">
            <text:p>5,0%</text:p>
          </table:table-cell>
          <table:table-cell office:value-type="float" office:value="24120" table:style-name="ce51">
            <text:p>24.120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5.9425113762629683E-2" table:style-name="ce52">
            <text:p>5,9%</text:p>
          </table:table-cell>
          <table:table-cell office:value-type="float" office:value="39848" table:style-name="ce51">
            <text:p>39.848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4.482319539619619E-2" table:style-name="ce52">
            <text:p>4,5%</text:p>
          </table:table-cell>
          <table:table-cell office:value-type="float" office:value="1647" table:style-name="ce51">
            <text:p>1.647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1.0782677010704114E-2" table:style-name="ce52">
            <text:p>1,1%</text:p>
          </table:table-cell>
          <table:table-cell office:value-type="float" office:value="3" table:style-name="ce51">
            <text:p>3</text:p>
          </table:table-cell>
          <table:table-cell office:value-type="float" office:value="44014" table:style-name="ce51">
            <text:p>44.014</text:p>
          </table:table-cell>
          <table:table-cell office:value-type="percentage" office:value="6.8160130867451259E-5" table:style-name="ce52">
            <text:p>0,0%</text:p>
          </table:table-cell>
          <table:table-cell office:value-type="float" office:value="272717" table:style-name="ce53">
            <text:p>272.717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11542878039551469" table:style-name="ce54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17113" table:style-name="ce51">
            <text:p>17.113</text:p>
          </table:table-cell>
          <table:table-cell office:value-type="float" office:value="22207" table:style-name="ce51">
            <text:p>22.207</text:p>
          </table:table-cell>
          <table:table-cell office:value-type="percentage" office:value="0.77061286981582389" table:style-name="ce52">
            <text:p>77,1%</text:p>
          </table:table-cell>
          <table:table-cell office:value-type="float" office:value="728" table:style-name="ce51">
            <text:p>728</text:p>
          </table:table-cell>
          <table:table-cell office:value-type="float" office:value="28125" table:style-name="ce51">
            <text:p>28.125</text:p>
          </table:table-cell>
          <table:table-cell office:value-type="percentage" office:value="2.5884444444444446E-2" table:style-name="ce52">
            <text:p>2,6%</text:p>
          </table:table-cell>
          <table:table-cell office:value-type="float" office:value="2464" table:style-name="ce51">
            <text:p>2.464</text:p>
          </table:table-cell>
          <table:table-cell office:value-type="float" office:value="37718" table:style-name="ce51">
            <text:p>37.718</text:p>
          </table:table-cell>
          <table:table-cell office:value-type="percentage" office:value="6.5326899623521922E-2" table:style-name="ce52">
            <text:p>6,5%</text:p>
          </table:table-cell>
          <table:table-cell office:value-type="float" office:value="3418" table:style-name="ce51">
            <text:p>3.418</text:p>
          </table:table-cell>
          <table:table-cell office:value-type="float" office:value="47664" table:style-name="ce51">
            <text:p>47.664</text:p>
          </table:table-cell>
          <table:table-cell office:value-type="percentage" office:value="7.1710305471634775E-2" table:style-name="ce52">
            <text:p>7,2%</text:p>
          </table:table-cell>
          <table:table-cell office:value-type="float" office:value="4719" table:style-name="ce51">
            <text:p>4.719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4.3849541898195468E-2" table:style-name="ce52">
            <text:p>4,4%</text:p>
          </table:table-cell>
          <table:table-cell office:value-type="float" office:value="392" table:style-name="ce51">
            <text:p>392</text:p>
          </table:table-cell>
          <table:table-cell office:value-type="float" office:value="21170" table:style-name="ce51">
            <text:p>21.170</text:p>
          </table:table-cell>
          <table:table-cell office:value-type="percentage" office:value="1.8516769012753898E-2" table:style-name="ce52">
            <text:p>1,9%</text:p>
          </table:table-cell>
          <table:table-cell office:value-type="float" office:value="7" table:style-name="ce51">
            <text:p>7</text:p>
          </table:table-cell>
          <table:table-cell office:value-type="float" office:value="6286" table:style-name="ce51">
            <text:p>6.286</text:p>
          </table:table-cell>
          <table:table-cell office:value-type="percentage" office:value="1.1135857461024498E-3" table:style-name="ce52">
            <text:p>0,1%</text:p>
          </table:table-cell>
          <table:table-cell office:value-type="float" office:value="28841" table:style-name="ce53">
            <text:p>28.841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10650767389987739" table:style-name="ce54">
            <text:p>10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261634" table:style-name="ce51">
            <text:p>261.634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71853389797924871" table:style-name="ce52">
            <text:p>71,9%</text:p>
          </table:table-cell>
          <table:table-cell office:value-type="float" office:value="15907" table:style-name="ce51">
            <text:p>15.907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3.0236788631408471E-2" table:style-name="ce52">
            <text:p>3,0%</text:p>
          </table:table-cell>
          <table:table-cell office:value-type="float" office:value="32345" table:style-name="ce51">
            <text:p>32.345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4.5988827324003341E-2" table:style-name="ce52">
            <text:p>4,6%</text:p>
          </table:table-cell>
          <table:table-cell office:value-type="float" office:value="52340" table:style-name="ce51">
            <text:p>52.340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5.3804394196855822E-2" table:style-name="ce52">
            <text:p>5,4%</text:p>
          </table:table-cell>
          <table:table-cell office:value-type="float" office:value="112805" table:style-name="ce51">
            <text:p>112.805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4.4875418550150634E-2" table:style-name="ce52">
            <text:p>4,5%</text:p>
          </table:table-cell>
          <table:table-cell office:value-type="float" office:value="14064" table:style-name="ce51">
            <text:p>14.064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2.9317346096440395E-2" table:style-name="ce52">
            <text:p>2,9%</text:p>
          </table:table-cell>
          <table:table-cell office:value-type="float" office:value="84" table:style-name="ce51">
            <text:p>84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6.1827897630666636E-4" table:style-name="ce52">
            <text:p>0,1%</text:p>
          </table:table-cell>
          <table:table-cell office:value-type="float" office:value="489179" table:style-name="ce53">
            <text:p>489.179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8.5886829237117698E-2" table:style-name="ce54">
            <text:p>8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59867" table:style-name="ce51">
            <text:p>59.867</text:p>
          </table:table-cell>
          <table:table-cell office:value-type="float" office:value="69771" table:style-name="ce51">
            <text:p>69.771</text:p>
          </table:table-cell>
          <table:table-cell office:value-type="percentage" office:value="0.85804990612145449" table:style-name="ce52">
            <text:p>85,8%</text:p>
          </table:table-cell>
          <table:table-cell office:value-type="float" office:value="4039" table:style-name="ce51">
            <text:p>4.039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3.9252082138796295E-2" table:style-name="ce52">
            <text:p>3,9%</text:p>
          </table:table-cell>
          <table:table-cell office:value-type="float" office:value="7595" table:style-name="ce51">
            <text:p>7.595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5.1698670605612999E-2" table:style-name="ce52">
            <text:p>5,2%</text:p>
          </table:table-cell>
          <table:table-cell office:value-type="float" office:value="13982" table:style-name="ce51">
            <text:p>13.982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6.5564392092133397E-2" table:style-name="ce52">
            <text:p>6,6%</text:p>
          </table:table-cell>
          <table:table-cell office:value-type="float" office:value="27822" table:style-name="ce51">
            <text:p>27.822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5.0469374982993663E-2" table:style-name="ce52">
            <text:p>5,0%</text:p>
          </table:table-cell>
          <table:table-cell office:value-type="float" office:value="2544" table:style-name="ce51">
            <text:p>2.544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2.1438142027690933E-2" table:style-name="ce52">
            <text:p>2,1%</text:p>
          </table:table-cell>
          <table:table-cell office:value-type="float" office:value="102" table:style-name="ce51">
            <text:p>102</text:p>
          </table:table-cell>
          <table:table-cell office:value-type="float" office:value="34712" table:style-name="ce51">
            <text:p>34.712</text:p>
          </table:table-cell>
          <table:table-cell office:value-type="percentage" office:value="2.938465084120765E-3" table:style-name="ce52">
            <text:p>0,3%</text:p>
          </table:table-cell>
          <table:table-cell office:value-type="float" office:value="115951" table:style-name="ce53">
            <text:p>115.951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9.369936782765606E-2" table:style-name="ce54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36064" table:style-name="ce51">
            <text:p>36.064</text:p>
          </table:table-cell>
          <table:table-cell office:value-type="float" office:value="41166" table:style-name="ce51">
            <text:p>41.166</text:p>
          </table:table-cell>
          <table:table-cell office:value-type="percentage" office:value="0.8760627702472914" table:style-name="ce52">
            <text:p>87,6%</text:p>
          </table:table-cell>
          <table:table-cell office:value-type="float" office:value="4799" table:style-name="ce51">
            <text:p>4.799</text:p>
          </table:table-cell>
          <table:table-cell office:value-type="float" office:value="55792" table:style-name="ce51">
            <text:p>55.792</text:p>
          </table:table-cell>
          <table:table-cell office:value-type="percentage" office:value="8.6015916260395758E-2" table:style-name="ce52">
            <text:p>8,6%</text:p>
          </table:table-cell>
          <table:table-cell office:value-type="float" office:value="4099" table:style-name="ce51">
            <text:p>4.099</text:p>
          </table:table-cell>
          <table:table-cell office:value-type="float" office:value="73844" table:style-name="ce51">
            <text:p>73.844</text:p>
          </table:table-cell>
          <table:table-cell office:value-type="percentage" office:value="5.5508910676561399E-2" table:style-name="ce52">
            <text:p>5,6%</text:p>
          </table:table-cell>
          <table:table-cell office:value-type="float" office:value="7650" table:style-name="ce51">
            <text:p>7.650</text:p>
          </table:table-cell>
          <table:table-cell office:value-type="float" office:value="96694" table:style-name="ce51">
            <text:p>96.694</text:p>
          </table:table-cell>
          <table:table-cell office:value-type="percentage" office:value="7.9115560427741122E-2" table:style-name="ce52">
            <text:p>7,9%</text:p>
          </table:table-cell>
          <table:table-cell office:value-type="float" office:value="12454" table:style-name="ce51">
            <text:p>12.454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5.5840522266262529E-2" table:style-name="ce52">
            <text:p>5,6%</text:p>
          </table:table-cell>
          <table:table-cell office:value-type="float" office:value="920" table:style-name="ce51">
            <text:p>920</text:p>
          </table:table-cell>
          <table:table-cell office:value-type="float" office:value="48505" table:style-name="ce51">
            <text:p>48.505</text:p>
          </table:table-cell>
          <table:table-cell office:value-type="percentage" office:value="1.896711679208329E-2" table:style-name="ce52">
            <text:p>1,9%</text:p>
          </table:table-cell>
          <table:table-cell office:value-type="float" office:value="4" table:style-name="ce51">
            <text:p>4</text:p>
          </table:table-cell>
          <table:table-cell office:value-type="float" office:value="13906" table:style-name="ce51">
            <text:p>13.906</text:p>
          </table:table-cell>
          <table:table-cell office:value-type="percentage" office:value="2.8764562059542645E-4" table:style-name="ce52">
            <text:p>0,0%</text:p>
          </table:table-cell>
          <table:table-cell office:value-type="float" office:value="65990" table:style-name="ce53">
            <text:p>65.990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11934495012976208" table:style-name="ce54">
            <text:p>11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02340" table:style-name="ce51">
            <text:p>102.340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64792655903767016" table:style-name="ce52">
            <text:p>64,8%</text:p>
          </table:table-cell>
          <table:table-cell office:value-type="float" office:value="9228" table:style-name="ce51">
            <text:p>9.228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4.3307474622326723E-2" table:style-name="ce52">
            <text:p>4,3%</text:p>
          </table:table-cell>
          <table:table-cell office:value-type="float" office:value="13875" table:style-name="ce51">
            <text:p>13.875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4.9532520107525728E-2" table:style-name="ce52">
            <text:p>5,0%</text:p>
          </table:table-cell>
          <table:table-cell office:value-type="float" office:value="23138" table:style-name="ce51">
            <text:p>23.138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6.8057545069225275E-2" table:style-name="ce52">
            <text:p>6,8%</text:p>
          </table:table-cell>
          <table:table-cell office:value-type="float" office:value="37377" table:style-name="ce51">
            <text:p>37.377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5.1565222549800026E-2" table:style-name="ce52">
            <text:p>5,2%</text:p>
          </table:table-cell>
          <table:table-cell office:value-type="float" office:value="3368" table:style-name="ce51">
            <text:p>3.368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2.40017673510401E-2" table:style-name="ce52">
            <text:p>2,4%</text:p>
          </table:table-cell>
          <table:table-cell office:value-type="float" office:value="6" table:style-name="ce51">
            <text:p>6</text:p>
          </table:table-cell>
          <table:table-cell office:value-type="float" office:value="41824" table:style-name="ce51">
            <text:p>41.824</text:p>
          </table:table-cell>
          <table:table-cell office:value-type="percentage" office:value="1.434583014537108E-4" table:style-name="ce52">
            <text:p>0,0%</text:p>
          </table:table-cell>
          <table:table-cell office:value-type="float" office:value="189332" table:style-name="ce53">
            <text:p>189.332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9.9746960549974895E-2" table:style-name="ce54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105" table:style-name="ce51">
            <text:p>2.105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0806142034548945" table:style-name="ce52">
            <text:p>80,8%</text:p>
          </table:table-cell>
          <table:table-cell office:value-type="float" office:value="1544" table:style-name="ce51">
            <text:p>1.544</text:p>
          </table:table-cell>
          <table:table-cell office:value-type="float" office:value="4318" table:style-name="ce51">
            <text:p>4.318</text:p>
          </table:table-cell>
          <table:table-cell office:value-type="percentage" office:value="0.35757295044001852" table:style-name="ce52">
            <text:p>35,8%</text:p>
          </table:table-cell>
          <table:table-cell office:value-type="float" office:value="430" table:style-name="ce51">
            <text:p>430</text:p>
          </table:table-cell>
          <table:table-cell office:value-type="float" office:value="7857" table:style-name="ce51">
            <text:p>7.857</text:p>
          </table:table-cell>
          <table:table-cell office:value-type="percentage" office:value="5.4728267786687032E-2" table:style-name="ce52">
            <text:p>5,5%</text:p>
          </table:table-cell>
          <table:table-cell office:value-type="float" office:value="576" table:style-name="ce51">
            <text:p>576</text:p>
          </table:table-cell>
          <table:table-cell office:value-type="float" office:value="11556" table:style-name="ce51">
            <text:p>11.556</text:p>
          </table:table-cell>
          <table:table-cell office:value-type="percentage" office:value="4.9844236760124609E-2" table:style-name="ce52">
            <text:p>5,0%</text:p>
          </table:table-cell>
          <table:table-cell office:value-type="float" office:value="852" table:style-name="ce51">
            <text:p>852</text:p>
          </table:table-cell>
          <table:table-cell office:value-type="float" office:value="30066" table:style-name="ce51">
            <text:p>30.066</text:p>
          </table:table-cell>
          <table:table-cell office:value-type="percentage" office:value="2.8337657154260627E-2" table:style-name="ce52">
            <text:p>2,8%</text:p>
          </table:table-cell>
          <table:table-cell office:value-type="float" office:value="47" table:style-name="ce51">
            <text:p>47</text:p>
          </table:table-cell>
          <table:table-cell office:value-type="float" office:value="7581" table:style-name="ce51">
            <text:p>7.581</text:p>
          </table:table-cell>
          <table:table-cell office:value-type="percentage" office:value="6.1997098008178342E-3" table:style-name="ce52">
            <text:p>0,6%</text:p>
          </table:table-cell>
          <table:table-cell office:value-type="float" office:value="0" table:style-name="ce51">
            <text:p>0</text:p>
          </table:table-cell>
          <table:table-cell office:value-type="float" office:value="2175" table:style-name="ce51">
            <text:p>2.175</text:p>
          </table:table-cell>
          <table:table-cell office:value-type="percentage" office:value="0" table:style-name="ce52">
            <text:p>0,0%</text:p>
          </table:table-cell>
          <table:table-cell office:value-type="float" office:value="5554" table:style-name="ce53">
            <text:p>5.554</text:p>
          </table:table-cell>
          <table:table-cell office:value-type="float" office:value="66158" table:style-name="ce53">
            <text:p>66.158</text:p>
          </table:table-cell>
          <table:table-cell office:value-type="percentage" office:value="8.3950542640345835E-2" table:style-name="ce54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523" table:style-name="ce51">
            <text:p>1.523</text:p>
          </table:table-cell>
          <table:table-cell office:value-type="float" office:value="2349" table:style-name="ce51">
            <text:p>2.349</text:p>
          </table:table-cell>
          <table:table-cell office:value-type="percentage" office:value="0.64836100468284374" table:style-name="ce52">
            <text:p>64,8%</text:p>
          </table:table-cell>
          <table:table-cell office:value-type="float" office:value="1777" table:style-name="ce51">
            <text:p>1.777</text:p>
          </table:table-cell>
          <table:table-cell office:value-type="float" office:value="3748" table:style-name="ce51">
            <text:p>3.748</text:p>
          </table:table-cell>
          <table:table-cell office:value-type="percentage" office:value="0.47411953041622201" table:style-name="ce52">
            <text:p>47,4%</text:p>
          </table:table-cell>
          <table:table-cell office:value-type="float" office:value="791" table:style-name="ce51">
            <text:p>791</text:p>
          </table:table-cell>
          <table:table-cell office:value-type="float" office:value="7827" table:style-name="ce51">
            <text:p>7.827</text:p>
          </table:table-cell>
          <table:table-cell office:value-type="percentage" office:value="0.10106043183850773" table:style-name="ce52">
            <text:p>10,1%</text:p>
          </table:table-cell>
          <table:table-cell office:value-type="float" office:value="551" table:style-name="ce51">
            <text:p>551</text:p>
          </table:table-cell>
          <table:table-cell office:value-type="float" office:value="11299" table:style-name="ce51">
            <text:p>11.299</text:p>
          </table:table-cell>
          <table:table-cell office:value-type="percentage" office:value="4.8765377467032481E-2" table:style-name="ce52">
            <text:p>4,9%</text:p>
          </table:table-cell>
          <table:table-cell office:value-type="float" office:value="866" table:style-name="ce51">
            <text:p>866</text:p>
          </table:table-cell>
          <table:table-cell office:value-type="float" office:value="30095" table:style-name="ce51">
            <text:p>30.095</text:p>
          </table:table-cell>
          <table:table-cell office:value-type="percentage" office:value="2.8775544110317328E-2" table:style-name="ce52">
            <text:p>2,9%</text:p>
          </table:table-cell>
          <table:table-cell office:value-type="float" office:value="70" table:style-name="ce51">
            <text:p>70</text:p>
          </table:table-cell>
          <table:table-cell office:value-type="float" office:value="8536" table:style-name="ce51">
            <text:p>8.536</text:p>
          </table:table-cell>
          <table:table-cell office:value-type="percentage" office:value="8.200562324273665E-3" table:style-name="ce52">
            <text:p>0,8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5584" table:style-name="ce53">
            <text:p>5.584</text:p>
          </table:table-cell>
          <table:table-cell office:value-type="float" office:value="66178" table:style-name="ce53">
            <text:p>66.178</text:p>
          </table:table-cell>
          <table:table-cell office:value-type="percentage" office:value="8.4378494363685816E-2" table:style-name="ce54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1" table:style-name="ce56">
            <text:p>1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" table:style-name="ce56">
            <text:p>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48" table:style-name="ce56">
            <text:p>548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199" table:style-name="ce56">
            <text:p>1.199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920" table:style-name="ce56">
            <text:p>3.92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81" table:style-name="ce56">
            <text:p>181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853" table:style-name="ce58">
            <text:p>5.853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283059" table:style-name="ce62">
            <text:p>2.283.059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0.80558915520828334" table:style-name="ce63">
            <text:p>80,6%</text:p>
          </table:table-cell>
          <table:table-cell office:value-type="float" office:value="285391" table:style-name="ce62">
            <text:p>285.391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7.2067615393259427E-2" table:style-name="ce63">
            <text:p>7,2%</text:p>
          </table:table-cell>
          <table:table-cell office:value-type="float" office:value="293591" table:style-name="ce62">
            <text:p>293.591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5.5010637089923042E-2" table:style-name="ce63">
            <text:p>5,5%</text:p>
          </table:table-cell>
          <table:table-cell office:value-type="float" office:value="436655" table:style-name="ce62">
            <text:p>436.655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6.2083890562987021E-2" table:style-name="ce63">
            <text:p>6,2%</text:p>
          </table:table-cell>
          <table:table-cell office:value-type="float" office:value="791571" table:style-name="ce62">
            <text:p>791.571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4.7382116953237415E-2" table:style-name="ce63">
            <text:p>4,7%</text:p>
          </table:table-cell>
          <table:table-cell office:value-type="float" office:value="75388" table:style-name="ce62">
            <text:p>75.388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2.2773773607761717E-2" table:style-name="ce63">
            <text:p>2,3%</text:p>
          </table:table-cell>
          <table:table-cell office:value-type="float" office:value="1103" table:style-name="ce62">
            <text:p>1.103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1622160710353206E-3" table:style-name="ce63">
            <text:p>0,1%</text:p>
          </table:table-cell>
          <table:table-cell office:value-type="float" office:value="4166758" table:style-name="ce62">
            <text:p>4.166.758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1038319581881026" table:style-name="ce63">
            <text:p>10,4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8T16:27:39Z</dc:date>
  </office:meta>
</office:document-meta>
</file>